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1年08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9042909" table:style-name="ce57">
            <text:p>9,042,909</text:p>
          </table:table-cell>
          <table:table-cell office:value-type="float" office:value="23194554" table:style-name="ce58">
            <text:p>23,194,554</text:p>
          </table:table-cell>
          <table:table-cell office:value-type="float" office:value="11475623" table:style-name="ce58">
            <text:p>11,475,623</text:p>
          </table:table-cell>
          <table:table-cell office:value-type="float" office:value="11718931" table:style-name="ce59">
            <text:p>11,718,931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29010" table:style-name="ce57">
            <text:p>1,629,010</text:p>
          </table:table-cell>
          <table:table-cell office:value-type="float" office:value="3976840" table:style-name="ce62">
            <text:p>3,976,840</text:p>
          </table:table-cell>
          <table:table-cell office:value-type="float" office:value="1939651" table:style-name="ce62">
            <text:p>1,939,651</text:p>
          </table:table-cell>
          <table:table-cell office:value-type="float" office:value="2037189" table:style-name="ce59">
            <text:p>2,037,18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43552" table:style-name="ce57">
            <text:p>1,043,552</text:p>
          </table:table-cell>
          <table:table-cell office:value-type="float" office:value="2461695" table:style-name="ce62">
            <text:p>2,461,695</text:p>
          </table:table-cell>
          <table:table-cell office:value-type="float" office:value="1170539" table:style-name="ce62">
            <text:p>1,170,539</text:p>
          </table:table-cell>
          <table:table-cell office:value-type="float" office:value="1291156" table:style-name="ce59">
            <text:p>1,291,15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71420" table:style-name="ce57">
            <text:p>871,420</text:p>
          </table:table-cell>
          <table:table-cell office:value-type="float" office:value="2269400" table:style-name="ce62">
            <text:p>2,269,400</text:p>
          </table:table-cell>
          <table:table-cell office:value-type="float" office:value="1121818" table:style-name="ce62">
            <text:p>1,121,818</text:p>
          </table:table-cell>
          <table:table-cell office:value-type="float" office:value="1147582" table:style-name="ce59">
            <text:p>1,147,58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26444" table:style-name="ce57">
            <text:p>1,026,444</text:p>
          </table:table-cell>
          <table:table-cell office:value-type="float" office:value="2802690" table:style-name="ce62">
            <text:p>2,802,690</text:p>
          </table:table-cell>
          <table:table-cell office:value-type="float" office:value="1373777" table:style-name="ce62">
            <text:p>1,373,777</text:p>
          </table:table-cell>
          <table:table-cell office:value-type="float" office:value="1428913" table:style-name="ce59">
            <text:p>1,428,913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13781" table:style-name="ce57">
            <text:p>713,781</text:p>
          </table:table-cell>
          <table:table-cell office:value-type="float" office:value="1850880" table:style-name="ce62">
            <text:p>1,850,880</text:p>
          </table:table-cell>
          <table:table-cell office:value-type="float" office:value="920769" table:style-name="ce62">
            <text:p>920,769</text:p>
          </table:table-cell>
          <table:table-cell office:value-type="float" office:value="930111" table:style-name="ce59">
            <text:p>930,111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32498" table:style-name="ce57">
            <text:p>1,132,498</text:p>
          </table:table-cell>
          <table:table-cell office:value-type="float" office:value="2722713" table:style-name="ce61">
            <text:p>2,722,713</text:p>
          </table:table-cell>
          <table:table-cell office:value-type="float" office:value="1340161" table:style-name="ce62">
            <text:p>1,340,161</text:p>
          </table:table-cell>
          <table:table-cell office:value-type="float" office:value="1382552" table:style-name="ce59">
            <text:p>1,382,552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79764" table:style-name="ce57">
            <text:p>2,579,764</text:p>
          </table:table-cell>
          <table:table-cell office:value-type="float" office:value="6956140" table:style-name="ce61">
            <text:p>6,956,140</text:p>
          </table:table-cell>
          <table:table-cell office:value-type="float" office:value="3531281" table:style-name="ce62">
            <text:p>3,531,281</text:p>
          </table:table-cell>
          <table:table-cell office:value-type="float" office:value="3424859" table:style-name="ce59">
            <text:p>3,424,859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5395" table:style-name="ce36">
            <text:p>175,395</text:p>
          </table:table-cell>
          <table:table-cell office:value-type="float" office:value="449050" table:style-name="ce37">
            <text:p>449,050</text:p>
          </table:table-cell>
          <table:table-cell office:value-type="float" office:value="225843" table:style-name="ce37">
            <text:p>225,843</text:p>
          </table:table-cell>
          <table:table-cell office:value-type="float" office:value="223207" table:style-name="ce37">
            <text:p>223,20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13426" table:style-name="ce36">
            <text:p>213,426</text:p>
          </table:table-cell>
          <table:table-cell office:value-type="float" office:value="577674" table:style-name="ce37">
            <text:p>577,674</text:p>
          </table:table-cell>
          <table:table-cell office:value-type="float" office:value="294656" table:style-name="ce37">
            <text:p>294,656</text:p>
          </table:table-cell>
          <table:table-cell office:value-type="float" office:value="283018" table:style-name="ce37">
            <text:p>283,01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6431" table:style-name="ce36">
            <text:p>196,431</text:p>
          </table:table-cell>
          <table:table-cell office:value-type="float" office:value="535243" table:style-name="ce37">
            <text:p>535,243</text:p>
          </table:table-cell>
          <table:table-cell office:value-type="float" office:value="275773" table:style-name="ce37">
            <text:p>275,773</text:p>
          </table:table-cell>
          <table:table-cell office:value-type="float" office:value="259470" table:style-name="ce37">
            <text:p>259,47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401442" table:style-name="ce36">
            <text:p>401,442</text:p>
          </table:table-cell>
          <table:table-cell office:value-type="float" office:value="1246388" table:style-name="ce37">
            <text:p>1,246,388</text:p>
          </table:table-cell>
          <table:table-cell office:value-type="float" office:value="632294" table:style-name="ce37">
            <text:p>632,294</text:p>
          </table:table-cell>
          <table:table-cell office:value-type="float" office:value="614094" table:style-name="ce37">
            <text:p>614,09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750" table:style-name="ce36">
            <text:p>179,750</text:p>
          </table:table-cell>
          <table:table-cell office:value-type="float" office:value="480477" table:style-name="ce37">
            <text:p>480,477</text:p>
          </table:table-cell>
          <table:table-cell office:value-type="float" office:value="245201" table:style-name="ce37">
            <text:p>245,201</text:p>
          </table:table-cell>
          <table:table-cell office:value-type="float" office:value="235276" table:style-name="ce37">
            <text:p>235,276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5194" table:style-name="ce36">
            <text:p>245,194</text:p>
          </table:table-cell>
          <table:table-cell office:value-type="float" office:value="665376" table:style-name="ce37">
            <text:p>665,376</text:p>
          </table:table-cell>
          <table:table-cell office:value-type="float" office:value="343600" table:style-name="ce37">
            <text:p>343,600</text:p>
          </table:table-cell>
          <table:table-cell office:value-type="float" office:value="321776" table:style-name="ce37">
            <text:p>321,7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5330" table:style-name="ce36">
            <text:p>185,330</text:p>
          </table:table-cell>
          <table:table-cell office:value-type="float" office:value="489509" table:style-name="ce37">
            <text:p>489,509</text:p>
          </table:table-cell>
          <table:table-cell office:value-type="float" office:value="253688" table:style-name="ce37">
            <text:p>253,688</text:p>
          </table:table-cell>
          <table:table-cell office:value-type="float" office:value="235821" table:style-name="ce37">
            <text:p>235,8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4483" table:style-name="ce36">
            <text:p>294,483</text:p>
          </table:table-cell>
          <table:table-cell office:value-type="float" office:value="799658" table:style-name="ce37">
            <text:p>799,658</text:p>
          </table:table-cell>
          <table:table-cell office:value-type="float" office:value="406589" table:style-name="ce37">
            <text:p>406,589</text:p>
          </table:table-cell>
          <table:table-cell office:value-type="float" office:value="393069" table:style-name="ce37">
            <text:p>393,0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4203" table:style-name="ce36">
            <text:p>84,203</text:p>
          </table:table-cell>
          <table:table-cell office:value-type="float" office:value="212824" table:style-name="ce55">
            <text:p>212,824</text:p>
          </table:table-cell>
          <table:table-cell office:value-type="float" office:value="108967" table:style-name="ce37">
            <text:p>108,967</text:p>
          </table:table-cell>
          <table:table-cell office:value-type="float" office:value="103857" table:style-name="ce37">
            <text:p>103,8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957" table:style-name="ce36">
            <text:p>127,957</text:p>
          </table:table-cell>
          <table:table-cell office:value-type="float" office:value="319024" table:style-name="ce37">
            <text:p>319,024</text:p>
          </table:table-cell>
          <table:table-cell office:value-type="float" office:value="160992" table:style-name="ce37">
            <text:p>160,992</text:p>
          </table:table-cell>
          <table:table-cell office:value-type="float" office:value="158032" table:style-name="ce37">
            <text:p>158,0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270" table:style-name="ce36">
            <text:p>42,270</text:p>
          </table:table-cell>
          <table:table-cell office:value-type="float" office:value="106376" table:style-name="ce37">
            <text:p>106,376</text:p>
          </table:table-cell>
          <table:table-cell office:value-type="float" office:value="54601" table:style-name="ce37">
            <text:p>54,601</text:p>
          </table:table-cell>
          <table:table-cell office:value-type="float" office:value="51775" table:style-name="ce37">
            <text:p>51,7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6659" table:style-name="ce36">
            <text:p>156,659</text:p>
          </table:table-cell>
          <table:table-cell office:value-type="float" office:value="361099" table:style-name="ce37">
            <text:p>361,099</text:p>
          </table:table-cell>
          <table:table-cell office:value-type="float" office:value="179970" table:style-name="ce37">
            <text:p>179,970</text:p>
          </table:table-cell>
          <table:table-cell office:value-type="float" office:value="181129" table:style-name="ce37">
            <text:p>181,1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5183" table:style-name="ce36">
            <text:p>175,183</text:p>
          </table:table-cell>
          <table:table-cell office:value-type="float" office:value="450836" table:style-name="ce37">
            <text:p>450,836</text:p>
          </table:table-cell>
          <table:table-cell office:value-type="float" office:value="222573" table:style-name="ce37">
            <text:p>222,573</text:p>
          </table:table-cell>
          <table:table-cell office:value-type="float" office:value="228263" table:style-name="ce37">
            <text:p>228,2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2041" table:style-name="ce36">
            <text:p>102,041</text:p>
          </table:table-cell>
          <table:table-cell office:value-type="float" office:value="262606" table:style-name="ce37">
            <text:p>262,606</text:p>
          </table:table-cell>
          <table:table-cell office:value-type="float" office:value="126534" table:style-name="ce37">
            <text:p>126,534</text:p>
          </table:table-cell>
          <table:table-cell office:value-type="float" office:value="136072" table:style-name="ce37">
            <text:p>136,07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6440" table:style-name="ce57">
            <text:p>46,440</text:p>
          </table:table-cell>
          <table:table-cell office:value-type="float" office:value="154196" table:style-name="ce61">
            <text:p>154,196</text:p>
          </table:table-cell>
          <table:table-cell office:value-type="float" office:value="77627" table:style-name="ce61">
            <text:p>77,627</text:p>
          </table:table-cell>
          <table:table-cell office:value-type="float" office:value="76569" table:style-name="ce61">
            <text:p>76,5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2833" table:style-name="ce36">
            <text:p>42,833</text:p>
          </table:table-cell>
          <table:table-cell office:value-type="float" office:value="140294" table:style-name="ce37">
            <text:p>140,294</text:p>
          </table:table-cell>
          <table:table-cell office:value-type="float" office:value="69575" table:style-name="ce37">
            <text:p>69,575</text:p>
          </table:table-cell>
          <table:table-cell office:value-type="float" office:value="70719" table:style-name="ce37">
            <text:p>70,71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607" table:style-name="ce38">
            <text:p>3,607</text:p>
          </table:table-cell>
          <table:table-cell office:value-type="float" office:value="13902" table:style-name="ce39">
            <text:p>13,902</text:p>
          </table:table-cell>
          <table:table-cell office:value-type="float" office:value="8052" table:style-name="ce39">
            <text:p>8,052</text:p>
          </table:table-cell>
          <table:table-cell office:value-type="float" office:value="5850" table:style-name="ce39">
            <text:p>5,850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29010" table:style-name="ce82">
            <text:p>1,629,010</text:p>
          </table:table-cell>
          <table:table-cell office:value-type="float" office:value="3976840" table:style-name="ce79">
            <text:p>3,976,840</text:p>
          </table:table-cell>
          <table:table-cell office:value-type="float" office:value="1939651" table:style-name="ce79">
            <text:p>1,939,651</text:p>
          </table:table-cell>
          <table:table-cell office:value-type="float" office:value="2037189" table:style-name="ce83">
            <text:p>2,037,18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20251" table:style-name="ce9">
            <text:p>220,251</text:p>
          </table:table-cell>
          <table:table-cell office:value-type="float" office:value="547724" table:style-name="ce11">
            <text:p>547,724</text:p>
          </table:table-cell>
          <table:table-cell office:value-type="float" office:value="265862" table:style-name="ce11">
            <text:p>265,862</text:p>
          </table:table-cell>
          <table:table-cell office:value-type="float" office:value="281862" table:style-name="ce23">
            <text:p>281,8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6793" table:style-name="ce9">
            <text:p>156,793</text:p>
          </table:table-cell>
          <table:table-cell office:value-type="float" office:value="378885" table:style-name="ce11">
            <text:p>378,885</text:p>
          </table:table-cell>
          <table:table-cell office:value-type="float" office:value="185620" table:style-name="ce11">
            <text:p>185,620</text:p>
          </table:table-cell>
          <table:table-cell office:value-type="float" office:value="193265" table:style-name="ce23">
            <text:p>193,2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70229" table:style-name="ce9">
            <text:p>170,229</text:p>
          </table:table-cell>
          <table:table-cell office:value-type="float" office:value="401296" table:style-name="ce11">
            <text:p>401,296</text:p>
          </table:table-cell>
          <table:table-cell office:value-type="float" office:value="193567" table:style-name="ce11">
            <text:p>193,567</text:p>
          </table:table-cell>
          <table:table-cell office:value-type="float" office:value="207729" table:style-name="ce23">
            <text:p>207,7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0796" table:style-name="ce9">
            <text:p>90,796</text:p>
          </table:table-cell>
          <table:table-cell office:value-type="float" office:value="210814" table:style-name="ce11">
            <text:p>210,814</text:p>
          </table:table-cell>
          <table:table-cell office:value-type="float" office:value="99834" table:style-name="ce11">
            <text:p>99,834</text:p>
          </table:table-cell>
          <table:table-cell office:value-type="float" office:value="110980" table:style-name="ce23">
            <text:p>110,9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3598" table:style-name="ce9">
            <text:p>163,598</text:p>
          </table:table-cell>
          <table:table-cell office:value-type="float" office:value="418548" table:style-name="ce11">
            <text:p>418,548</text:p>
          </table:table-cell>
          <table:table-cell office:value-type="float" office:value="203505" table:style-name="ce11">
            <text:p>203,505</text:p>
          </table:table-cell>
          <table:table-cell office:value-type="float" office:value="215043" table:style-name="ce23">
            <text:p>215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827" table:style-name="ce9">
            <text:p>130,827</text:p>
          </table:table-cell>
          <table:table-cell office:value-type="float" office:value="295842" table:style-name="ce11">
            <text:p>295,842</text:p>
          </table:table-cell>
          <table:table-cell office:value-type="float" office:value="141842" table:style-name="ce11">
            <text:p>141,842</text:p>
          </table:table-cell>
          <table:table-cell office:value-type="float" office:value="154000" table:style-name="ce23">
            <text:p>154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728" table:style-name="ce9">
            <text:p>67,728</text:p>
          </table:table-cell>
          <table:table-cell office:value-type="float" office:value="179822" table:style-name="ce11">
            <text:p>179,822</text:p>
          </table:table-cell>
          <table:table-cell office:value-type="float" office:value="89449" table:style-name="ce11">
            <text:p>89,449</text:p>
          </table:table-cell>
          <table:table-cell office:value-type="float" office:value="90373" table:style-name="ce23">
            <text:p>90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3126" table:style-name="ce9">
            <text:p>33,126</text:p>
          </table:table-cell>
          <table:table-cell office:value-type="float" office:value="88181" table:style-name="ce11">
            <text:p>88,181</text:p>
          </table:table-cell>
          <table:table-cell office:value-type="float" office:value="44130" table:style-name="ce11">
            <text:p>44,130</text:p>
          </table:table-cell>
          <table:table-cell office:value-type="float" office:value="44051" table:style-name="ce23">
            <text:p>44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864" table:style-name="ce9">
            <text:p>44,864</text:p>
          </table:table-cell>
          <table:table-cell office:value-type="float" office:value="115040" table:style-name="ce11">
            <text:p>115,040</text:p>
          </table:table-cell>
          <table:table-cell office:value-type="float" office:value="57458" table:style-name="ce11">
            <text:p>57,458</text:p>
          </table:table-cell>
          <table:table-cell office:value-type="float" office:value="57582" table:style-name="ce23">
            <text:p>57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6130" table:style-name="ce9">
            <text:p>86,130</text:p>
          </table:table-cell>
          <table:table-cell office:value-type="float" office:value="185400" table:style-name="ce11">
            <text:p>185,400</text:p>
          </table:table-cell>
          <table:table-cell office:value-type="float" office:value="88617" table:style-name="ce11">
            <text:p>88,617</text:p>
          </table:table-cell>
          <table:table-cell office:value-type="float" office:value="96783" table:style-name="ce23">
            <text:p>96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2762" table:style-name="ce9">
            <text:p>92,762</text:p>
          </table:table-cell>
          <table:table-cell office:value-type="float" office:value="204961" table:style-name="ce11">
            <text:p>204,961</text:p>
          </table:table-cell>
          <table:table-cell office:value-type="float" office:value="99653" table:style-name="ce11">
            <text:p>99,653</text:p>
          </table:table-cell>
          <table:table-cell office:value-type="float" office:value="105308" table:style-name="ce23">
            <text:p>105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002" table:style-name="ce9">
            <text:p>16,002</text:p>
          </table:table-cell>
          <table:table-cell office:value-type="float" office:value="37824" table:style-name="ce11">
            <text:p>37,824</text:p>
          </table:table-cell>
          <table:table-cell office:value-type="float" office:value="19060" table:style-name="ce11">
            <text:p>19,060</text:p>
          </table:table-cell>
          <table:table-cell office:value-type="float" office:value="18764" table:style-name="ce23">
            <text:p>18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91619" table:style-name="ce9">
            <text:p>91,619</text:p>
          </table:table-cell>
          <table:table-cell office:value-type="float" office:value="236502" table:style-name="ce11">
            <text:p>236,502</text:p>
          </table:table-cell>
          <table:table-cell office:value-type="float" office:value="116007" table:style-name="ce11">
            <text:p>116,007</text:p>
          </table:table-cell>
          <table:table-cell office:value-type="float" office:value="120495" table:style-name="ce23">
            <text:p>120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4218" table:style-name="ce9">
            <text:p>74,218</text:p>
          </table:table-cell>
          <table:table-cell office:value-type="float" office:value="199573" table:style-name="ce11">
            <text:p>199,573</text:p>
          </table:table-cell>
          <table:table-cell office:value-type="float" office:value="97594" table:style-name="ce11">
            <text:p>97,594</text:p>
          </table:table-cell>
          <table:table-cell office:value-type="float" office:value="101979" table:style-name="ce23">
            <text:p>101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6268" table:style-name="ce9">
            <text:p>36,268</text:p>
          </table:table-cell>
          <table:table-cell office:value-type="float" office:value="90892" table:style-name="ce11">
            <text:p>90,892</text:p>
          </table:table-cell>
          <table:table-cell office:value-type="float" office:value="45463" table:style-name="ce11">
            <text:p>45,463</text:p>
          </table:table-cell>
          <table:table-cell office:value-type="float" office:value="45429" table:style-name="ce23">
            <text:p>45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129" table:style-name="ce9">
            <text:p>29,129</text:p>
          </table:table-cell>
          <table:table-cell office:value-type="float" office:value="76769" table:style-name="ce11">
            <text:p>76,769</text:p>
          </table:table-cell>
          <table:table-cell office:value-type="float" office:value="37837" table:style-name="ce11">
            <text:p>37,837</text:p>
          </table:table-cell>
          <table:table-cell office:value-type="float" office:value="38932" table:style-name="ce23">
            <text:p>38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51679" table:style-name="ce9">
            <text:p>51,679</text:p>
          </table:table-cell>
          <table:table-cell office:value-type="float" office:value="125839" table:style-name="ce11">
            <text:p>125,839</text:p>
          </table:table-cell>
          <table:table-cell office:value-type="float" office:value="61098" table:style-name="ce11">
            <text:p>61,098</text:p>
          </table:table-cell>
          <table:table-cell office:value-type="float" office:value="64741" table:style-name="ce23">
            <text:p>64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40" table:style-name="ce9">
            <text:p>9,840</text:p>
          </table:table-cell>
          <table:table-cell office:value-type="float" office:value="23412" table:style-name="ce11">
            <text:p>23,412</text:p>
          </table:table-cell>
          <table:table-cell office:value-type="float" office:value="11697" table:style-name="ce11">
            <text:p>11,697</text:p>
          </table:table-cell>
          <table:table-cell office:value-type="float" office:value="11715" table:style-name="ce23">
            <text:p>11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3" table:style-name="ce9">
            <text:p>3,363</text:p>
          </table:table-cell>
          <table:table-cell office:value-type="float" office:value="7332" table:style-name="ce11">
            <text:p>7,332</text:p>
          </table:table-cell>
          <table:table-cell office:value-type="float" office:value="4004" table:style-name="ce11">
            <text:p>4,004</text:p>
          </table:table-cell>
          <table:table-cell office:value-type="float" office:value="3328" table:style-name="ce23">
            <text:p>3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7" table:style-name="ce9">
            <text:p>2,567</text:p>
          </table:table-cell>
          <table:table-cell office:value-type="float" office:value="6560" table:style-name="ce11">
            <text:p>6,560</text:p>
          </table:table-cell>
          <table:table-cell office:value-type="float" office:value="3550" table:style-name="ce11">
            <text:p>3,550</text:p>
          </table:table-cell>
          <table:table-cell office:value-type="float" office:value="3010" table:style-name="ce23">
            <text:p>3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37" table:style-name="ce9">
            <text:p>9,637</text:p>
          </table:table-cell>
          <table:table-cell office:value-type="float" office:value="22190" table:style-name="ce11">
            <text:p>22,190</text:p>
          </table:table-cell>
          <table:table-cell office:value-type="float" office:value="11399" table:style-name="ce11">
            <text:p>11,399</text:p>
          </table:table-cell>
          <table:table-cell office:value-type="float" office:value="10791" table:style-name="ce23">
            <text:p>10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20" table:style-name="ce9">
            <text:p>4,220</text:p>
          </table:table-cell>
          <table:table-cell office:value-type="float" office:value="11000" table:style-name="ce11">
            <text:p>11,000</text:p>
          </table:table-cell>
          <table:table-cell office:value-type="float" office:value="5733" table:style-name="ce11">
            <text:p>5,733</text:p>
          </table:table-cell>
          <table:table-cell office:value-type="float" office:value="5267" table:style-name="ce23">
            <text:p>5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6557" table:style-name="ce9">
            <text:p>16,557</text:p>
          </table:table-cell>
          <table:table-cell office:value-type="float" office:value="40545" table:style-name="ce11">
            <text:p>40,545</text:p>
          </table:table-cell>
          <table:table-cell office:value-type="float" office:value="20208" table:style-name="ce11">
            <text:p>20,208</text:p>
          </table:table-cell>
          <table:table-cell office:value-type="float" office:value="20337" table:style-name="ce23">
            <text:p>20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09" table:style-name="ce9">
            <text:p>2,209</text:p>
          </table:table-cell>
          <table:table-cell office:value-type="float" office:value="4317" table:style-name="ce11">
            <text:p>4,317</text:p>
          </table:table-cell>
          <table:table-cell office:value-type="float" office:value="2414" table:style-name="ce11">
            <text:p>2,414</text:p>
          </table:table-cell>
          <table:table-cell office:value-type="float" office:value="1903" table:style-name="ce23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38" table:style-name="ce9">
            <text:p>3,638</text:p>
          </table:table-cell>
          <table:table-cell office:value-type="float" office:value="8158" table:style-name="ce11">
            <text:p>8,158</text:p>
          </table:table-cell>
          <table:table-cell office:value-type="float" office:value="4434" table:style-name="ce11">
            <text:p>4,434</text:p>
          </table:table-cell>
          <table:table-cell office:value-type="float" office:value="3724" table:style-name="ce23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296" table:style-name="ce9">
            <text:p>4,296</text:p>
          </table:table-cell>
          <table:table-cell office:value-type="float" office:value="11336" table:style-name="ce11">
            <text:p>11,336</text:p>
          </table:table-cell>
          <table:table-cell office:value-type="float" office:value="5790" table:style-name="ce11">
            <text:p>5,790</text:p>
          </table:table-cell>
          <table:table-cell office:value-type="float" office:value="5546" table:style-name="ce23">
            <text:p>5,5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61" table:style-name="ce9">
            <text:p>7,261</text:p>
          </table:table-cell>
          <table:table-cell office:value-type="float" office:value="20644" table:style-name="ce11">
            <text:p>20,644</text:p>
          </table:table-cell>
          <table:table-cell office:value-type="float" office:value="10187" table:style-name="ce11">
            <text:p>10,187</text:p>
          </table:table-cell>
          <table:table-cell office:value-type="float" office:value="10457" table:style-name="ce23">
            <text:p>10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99" table:style-name="ce9">
            <text:p>7,499</text:p>
          </table:table-cell>
          <table:table-cell office:value-type="float" office:value="21135" table:style-name="ce11">
            <text:p>21,135</text:p>
          </table:table-cell>
          <table:table-cell office:value-type="float" office:value="10556" table:style-name="ce11">
            <text:p>10,556</text:p>
          </table:table-cell>
          <table:table-cell office:value-type="float" office:value="10579" table:style-name="ce23">
            <text:p>10,57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4" table:style-name="ce16">
            <text:p>1,904</text:p>
          </table:table-cell>
          <table:table-cell office:value-type="float" office:value="6299" table:style-name="ce18">
            <text:p>6,299</text:p>
          </table:table-cell>
          <table:table-cell office:value-type="float" office:value="3083" table:style-name="ce18">
            <text:p>3,083</text:p>
          </table:table-cell>
          <table:table-cell office:value-type="float" office:value="3216" table:style-name="ce19">
            <text:p>3,216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43552" table:style-name="ce71">
            <text:p>1,043,552</text:p>
          </table:table-cell>
          <table:table-cell office:value-type="float" office:value="2461695" table:style-name="ce79">
            <text:p>2,461,695</text:p>
          </table:table-cell>
          <table:table-cell office:value-type="float" office:value="1170539" table:style-name="ce79">
            <text:p>1,170,539</text:p>
          </table:table-cell>
          <table:table-cell office:value-type="float" office:value="1291156" table:style-name="ce73">
            <text:p>1,291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78914" table:style-name="ce52">
            <text:p>78,914</text:p>
          </table:table-cell>
          <table:table-cell office:value-type="float" office:value="187857" table:style-name="ce11">
            <text:p>187,857</text:p>
          </table:table-cell>
          <table:table-cell office:value-type="float" office:value="87813" table:style-name="ce11">
            <text:p>87,813</text:p>
          </table:table-cell>
          <table:table-cell office:value-type="float" office:value="100044" table:style-name="ce10">
            <text:p>100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7111" table:style-name="ce52">
            <text:p>87,111</text:p>
          </table:table-cell>
          <table:table-cell office:value-type="float" office:value="201787" table:style-name="ce11">
            <text:p>201,787</text:p>
          </table:table-cell>
          <table:table-cell office:value-type="float" office:value="95854" table:style-name="ce11">
            <text:p>95,854</text:p>
          </table:table-cell>
          <table:table-cell office:value-type="float" office:value="105933" table:style-name="ce10">
            <text:p>105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17044" table:style-name="ce52">
            <text:p>117,044</text:p>
          </table:table-cell>
          <table:table-cell office:value-type="float" office:value="280720" table:style-name="ce11">
            <text:p>280,720</text:p>
          </table:table-cell>
          <table:table-cell office:value-type="float" office:value="130795" table:style-name="ce11">
            <text:p>130,795</text:p>
          </table:table-cell>
          <table:table-cell office:value-type="float" office:value="149925" table:style-name="ce10">
            <text:p>149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8553" table:style-name="ce52">
            <text:p>98,553</text:p>
          </table:table-cell>
          <table:table-cell office:value-type="float" office:value="210047" table:style-name="ce11">
            <text:p>210,047</text:p>
          </table:table-cell>
          <table:table-cell office:value-type="float" office:value="97111" table:style-name="ce11">
            <text:p>97,111</text:p>
          </table:table-cell>
          <table:table-cell office:value-type="float" office:value="112936" table:style-name="ce10">
            <text:p>112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4355" table:style-name="ce52">
            <text:p>64,355</text:p>
          </table:table-cell>
          <table:table-cell office:value-type="float" office:value="146726" table:style-name="ce11">
            <text:p>146,726</text:p>
          </table:table-cell>
          <table:table-cell office:value-type="float" office:value="69709" table:style-name="ce11">
            <text:p>69,709</text:p>
          </table:table-cell>
          <table:table-cell office:value-type="float" office:value="77017" table:style-name="ce10">
            <text:p>77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835" table:style-name="ce52">
            <text:p>51,835</text:p>
          </table:table-cell>
          <table:table-cell office:value-type="float" office:value="118027" table:style-name="ce11">
            <text:p>118,027</text:p>
          </table:table-cell>
          <table:table-cell office:value-type="float" office:value="57000" table:style-name="ce11">
            <text:p>57,000</text:p>
          </table:table-cell>
          <table:table-cell office:value-type="float" office:value="61027" table:style-name="ce10">
            <text:p>61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160" table:style-name="ce52">
            <text:p>78,160</text:p>
          </table:table-cell>
          <table:table-cell office:value-type="float" office:value="172768" table:style-name="ce11">
            <text:p>172,768</text:p>
          </table:table-cell>
          <table:table-cell office:value-type="float" office:value="84282" table:style-name="ce11">
            <text:p>84,282</text:p>
          </table:table-cell>
          <table:table-cell office:value-type="float" office:value="88486" table:style-name="ce10">
            <text:p>88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6588" table:style-name="ce52">
            <text:p>106,588</text:p>
          </table:table-cell>
          <table:table-cell office:value-type="float" office:value="256062" table:style-name="ce11">
            <text:p>256,062</text:p>
          </table:table-cell>
          <table:table-cell office:value-type="float" office:value="122183" table:style-name="ce11">
            <text:p>122,183</text:p>
          </table:table-cell>
          <table:table-cell office:value-type="float" office:value="133879" table:style-name="ce10">
            <text:p>133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654" table:style-name="ce52">
            <text:p>47,654</text:p>
          </table:table-cell>
          <table:table-cell office:value-type="float" office:value="113573" table:style-name="ce11">
            <text:p>113,573</text:p>
          </table:table-cell>
          <table:table-cell office:value-type="float" office:value="55189" table:style-name="ce11">
            <text:p>55,189</text:p>
          </table:table-cell>
          <table:table-cell office:value-type="float" office:value="58384" table:style-name="ce10">
            <text:p>58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532" table:style-name="ce52">
            <text:p>109,532</text:p>
          </table:table-cell>
          <table:table-cell office:value-type="float" office:value="271422" table:style-name="ce11">
            <text:p>271,422</text:p>
          </table:table-cell>
          <table:table-cell office:value-type="float" office:value="129010" table:style-name="ce11">
            <text:p>129,010</text:p>
          </table:table-cell>
          <table:table-cell office:value-type="float" office:value="142412" table:style-name="ce10">
            <text:p>142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339" table:style-name="ce52">
            <text:p>106,339</text:p>
          </table:table-cell>
          <table:table-cell office:value-type="float" office:value="262985" table:style-name="ce11">
            <text:p>262,985</text:p>
          </table:table-cell>
          <table:table-cell office:value-type="float" office:value="126713" table:style-name="ce11">
            <text:p>126,713</text:p>
          </table:table-cell>
          <table:table-cell office:value-type="float" office:value="136272" table:style-name="ce10">
            <text:p>136,27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467" table:style-name="ce53">
            <text:p>97,467</text:p>
          </table:table-cell>
          <table:table-cell office:value-type="float" office:value="239721" table:style-name="ce18">
            <text:p>239,721</text:p>
          </table:table-cell>
          <table:table-cell office:value-type="float" office:value="114880" table:style-name="ce18">
            <text:p>114,880</text:p>
          </table:table-cell>
          <table:table-cell office:value-type="float" office:value="124841" table:style-name="ce17">
            <text:p>124,84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71420" table:style-name="ce71">
            <text:p>871,420</text:p>
          </table:table-cell>
          <table:table-cell office:value-type="float" office:value="2269400" table:style-name="ce79">
            <text:p>2,269,400</text:p>
          </table:table-cell>
          <table:table-cell office:value-type="float" office:value="1121818" table:style-name="ce79">
            <text:p>1,121,818</text:p>
          </table:table-cell>
          <table:table-cell office:value-type="float" office:value="1147582" table:style-name="ce83">
            <text:p>1,147,5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84057" table:style-name="ce52">
            <text:p>184,057</text:p>
          </table:table-cell>
          <table:table-cell office:value-type="float" office:value="459035" table:style-name="ce11">
            <text:p>459,035</text:p>
          </table:table-cell>
          <table:table-cell office:value-type="float" office:value="221116" table:style-name="ce11">
            <text:p>221,116</text:p>
          </table:table-cell>
          <table:table-cell office:value-type="float" office:value="237919" table:style-name="ce23">
            <text:p>237,91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5607" table:style-name="ce52">
            <text:p>165,607</text:p>
          </table:table-cell>
          <table:table-cell office:value-type="float" office:value="421113" table:style-name="ce11">
            <text:p>421,113</text:p>
          </table:table-cell>
          <table:table-cell office:value-type="float" office:value="205875" table:style-name="ce11">
            <text:p>205,875</text:p>
          </table:table-cell>
          <table:table-cell office:value-type="float" office:value="215238" table:style-name="ce23">
            <text:p>215,23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618" table:style-name="ce52">
            <text:p>34,618</text:p>
          </table:table-cell>
          <table:table-cell office:value-type="float" office:value="94192" table:style-name="ce11">
            <text:p>94,192</text:p>
          </table:table-cell>
          <table:table-cell office:value-type="float" office:value="47794" table:style-name="ce11">
            <text:p>47,794</text:p>
          </table:table-cell>
          <table:table-cell office:value-type="float" office:value="46398" table:style-name="ce23">
            <text:p>46,39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5185" table:style-name="ce52">
            <text:p>65,185</text:p>
          </table:table-cell>
          <table:table-cell office:value-type="float" office:value="176881" table:style-name="ce11">
            <text:p>176,881</text:p>
          </table:table-cell>
          <table:table-cell office:value-type="float" office:value="88458" table:style-name="ce11">
            <text:p>88,458</text:p>
          </table:table-cell>
          <table:table-cell office:value-type="float" office:value="88423" table:style-name="ce23">
            <text:p>88,4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2161" table:style-name="ce52">
            <text:p>62,161</text:p>
          </table:table-cell>
          <table:table-cell office:value-type="float" office:value="166315" table:style-name="ce11">
            <text:p>166,315</text:p>
          </table:table-cell>
          <table:table-cell office:value-type="float" office:value="82254" table:style-name="ce11">
            <text:p>82,254</text:p>
          </table:table-cell>
          <table:table-cell office:value-type="float" office:value="84061" table:style-name="ce23">
            <text:p>84,06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973" table:style-name="ce52">
            <text:p>32,973</text:p>
          </table:table-cell>
          <table:table-cell office:value-type="float" office:value="86762" table:style-name="ce11">
            <text:p>86,762</text:p>
          </table:table-cell>
          <table:table-cell office:value-type="float" office:value="43950" table:style-name="ce11">
            <text:p>43,950</text:p>
          </table:table-cell>
          <table:table-cell office:value-type="float" office:value="42812" table:style-name="ce23">
            <text:p>42,81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71270" table:style-name="ce52">
            <text:p>71,270</text:p>
          </table:table-cell>
          <table:table-cell office:value-type="float" office:value="170159" table:style-name="ce11">
            <text:p>170,159</text:p>
          </table:table-cell>
          <table:table-cell office:value-type="float" office:value="84309" table:style-name="ce11">
            <text:p>84,309</text:p>
          </table:table-cell>
          <table:table-cell office:value-type="float" office:value="85850" table:style-name="ce23">
            <text:p>85,85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8722" table:style-name="ce52">
            <text:p>78,722</text:p>
          </table:table-cell>
          <table:table-cell office:value-type="float" office:value="209148" table:style-name="ce11">
            <text:p>209,148</text:p>
          </table:table-cell>
          <table:table-cell office:value-type="float" office:value="103737" table:style-name="ce11">
            <text:p>103,737</text:p>
          </table:table-cell>
          <table:table-cell office:value-type="float" office:value="105411" table:style-name="ce23">
            <text:p>105,4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5471" table:style-name="ce52">
            <text:p>45,471</text:p>
          </table:table-cell>
          <table:table-cell office:value-type="float" office:value="124474" table:style-name="ce11">
            <text:p>124,474</text:p>
          </table:table-cell>
          <table:table-cell office:value-type="float" office:value="61930" table:style-name="ce11">
            <text:p>61,930</text:p>
          </table:table-cell>
          <table:table-cell office:value-type="float" office:value="62544" table:style-name="ce23">
            <text:p>62,54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2939" table:style-name="ce52">
            <text:p>82,939</text:p>
          </table:table-cell>
          <table:table-cell office:value-type="float" office:value="227186" table:style-name="ce11">
            <text:p>227,186</text:p>
          </table:table-cell>
          <table:table-cell office:value-type="float" office:value="112258" table:style-name="ce11">
            <text:p>112,258</text:p>
          </table:table-cell>
          <table:table-cell office:value-type="float" office:value="114928" table:style-name="ce23">
            <text:p>114,92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722" table:style-name="ce52">
            <text:p>17,722</text:p>
          </table:table-cell>
          <table:table-cell office:value-type="float" office:value="49089" table:style-name="ce11">
            <text:p>49,089</text:p>
          </table:table-cell>
          <table:table-cell office:value-type="float" office:value="26009" table:style-name="ce11">
            <text:p>26,009</text:p>
          </table:table-cell>
          <table:table-cell office:value-type="float" office:value="23080" table:style-name="ce23">
            <text:p>23,0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6748" table:style-name="ce52">
            <text:p>26,748</text:p>
          </table:table-cell>
          <table:table-cell office:value-type="float" office:value="72122" table:style-name="ce11">
            <text:p>72,122</text:p>
          </table:table-cell>
          <table:table-cell office:value-type="float" office:value="37264" table:style-name="ce11">
            <text:p>37,264</text:p>
          </table:table-cell>
          <table:table-cell office:value-type="float" office:value="34858" table:style-name="ce23">
            <text:p>34,858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947" table:style-name="ce53">
            <text:p>3,947</text:p>
          </table:table-cell>
          <table:table-cell office:value-type="float" office:value="12924" table:style-name="ce18">
            <text:p>12,924</text:p>
          </table:table-cell>
          <table:table-cell office:value-type="float" office:value="6864" table:style-name="ce18">
            <text:p>6,864</text:p>
          </table:table-cell>
          <table:table-cell office:value-type="float" office:value="6060" table:style-name="ce19">
            <text:p>6,06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1年08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26444" table:style-name="ce71">
            <text:p>1,026,444</text:p>
          </table:table-cell>
          <table:table-cell office:value-type="float" office:value="2802690" table:style-name="ce79">
            <text:p>2,802,690</text:p>
          </table:table-cell>
          <table:table-cell office:value-type="float" office:value="1373777" table:style-name="ce79">
            <text:p>1,373,777</text:p>
          </table:table-cell>
          <table:table-cell office:value-type="float" office:value="1428913" table:style-name="ce73">
            <text:p>1,428,91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28" table:style-name="ce52">
            <text:p>7,928</text:p>
          </table:table-cell>
          <table:table-cell office:value-type="float" office:value="17427" table:style-name="ce11">
            <text:p>17,427</text:p>
          </table:table-cell>
          <table:table-cell office:value-type="float" office:value="8603" table:style-name="ce11">
            <text:p>8,603</text:p>
          </table:table-cell>
          <table:table-cell office:value-type="float" office:value="8824" table:style-name="ce10">
            <text:p>8,8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9457" table:style-name="ce52">
            <text:p>29,457</text:p>
          </table:table-cell>
          <table:table-cell office:value-type="float" office:value="75206" table:style-name="ce11">
            <text:p>75,206</text:p>
          </table:table-cell>
          <table:table-cell office:value-type="float" office:value="37115" table:style-name="ce11">
            <text:p>37,115</text:p>
          </table:table-cell>
          <table:table-cell office:value-type="float" office:value="38091" table:style-name="ce10">
            <text:p>38,09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694" table:style-name="ce52">
            <text:p>50,694</text:p>
          </table:table-cell>
          <table:table-cell office:value-type="float" office:value="125046" table:style-name="ce11">
            <text:p>125,046</text:p>
          </table:table-cell>
          <table:table-cell office:value-type="float" office:value="59746" table:style-name="ce11">
            <text:p>59,746</text:p>
          </table:table-cell>
          <table:table-cell office:value-type="float" office:value="65300" table:style-name="ce10">
            <text:p>65,30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229" table:style-name="ce52">
            <text:p>46,229</text:p>
          </table:table-cell>
          <table:table-cell office:value-type="float" office:value="111577" table:style-name="ce11">
            <text:p>111,577</text:p>
          </table:table-cell>
          <table:table-cell office:value-type="float" office:value="52751" table:style-name="ce11">
            <text:p>52,751</text:p>
          </table:table-cell>
          <table:table-cell office:value-type="float" office:value="58826" table:style-name="ce10">
            <text:p>58,82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762" table:style-name="ce52">
            <text:p>60,762</text:p>
          </table:table-cell>
          <table:table-cell office:value-type="float" office:value="142206" table:style-name="ce11">
            <text:p>142,206</text:p>
          </table:table-cell>
          <table:table-cell office:value-type="float" office:value="67619" table:style-name="ce11">
            <text:p>67,619</text:p>
          </table:table-cell>
          <table:table-cell office:value-type="float" office:value="74587" table:style-name="ce10">
            <text:p>74,58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1972" table:style-name="ce52">
            <text:p>91,972</text:p>
          </table:table-cell>
          <table:table-cell office:value-type="float" office:value="230106" table:style-name="ce11">
            <text:p>230,106</text:p>
          </table:table-cell>
          <table:table-cell office:value-type="float" office:value="109866" table:style-name="ce11">
            <text:p>109,866</text:p>
          </table:table-cell>
          <table:table-cell office:value-type="float" office:value="120240" table:style-name="ce10">
            <text:p>120,24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8752" table:style-name="ce52">
            <text:p>68,752</text:p>
          </table:table-cell>
          <table:table-cell office:value-type="float" office:value="176354" table:style-name="ce11">
            <text:p>176,354</text:p>
          </table:table-cell>
          <table:table-cell office:value-type="float" office:value="83978" table:style-name="ce11">
            <text:p>83,978</text:p>
          </table:table-cell>
          <table:table-cell office:value-type="float" office:value="92376" table:style-name="ce10">
            <text:p>92,37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13637" table:style-name="ce52">
            <text:p>113,637</text:p>
          </table:table-cell>
          <table:table-cell office:value-type="float" office:value="292470" table:style-name="ce11">
            <text:p>292,470</text:p>
          </table:table-cell>
          <table:table-cell office:value-type="float" office:value="139197" table:style-name="ce11">
            <text:p>139,197</text:p>
          </table:table-cell>
          <table:table-cell office:value-type="float" office:value="153273" table:style-name="ce10">
            <text:p>153,27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517" table:style-name="ce52">
            <text:p>55,517</text:p>
          </table:table-cell>
          <table:table-cell office:value-type="float" office:value="163092" table:style-name="ce11">
            <text:p>163,092</text:p>
          </table:table-cell>
          <table:table-cell office:value-type="float" office:value="80190" table:style-name="ce11">
            <text:p>80,190</text:p>
          </table:table-cell>
          <table:table-cell office:value-type="float" office:value="82902" table:style-name="ce10">
            <text:p>82,90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13" table:style-name="ce52">
            <text:p>17,513</text:p>
          </table:table-cell>
          <table:table-cell office:value-type="float" office:value="47836" table:style-name="ce11">
            <text:p>47,836</text:p>
          </table:table-cell>
          <table:table-cell office:value-type="float" office:value="24413" table:style-name="ce11">
            <text:p>24,413</text:p>
          </table:table-cell>
          <table:table-cell office:value-type="float" office:value="23423" table:style-name="ce10">
            <text:p>23,4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4245" table:style-name="ce52">
            <text:p>24,245</text:p>
          </table:table-cell>
          <table:table-cell office:value-type="float" office:value="74796" table:style-name="ce11">
            <text:p>74,796</text:p>
          </table:table-cell>
          <table:table-cell office:value-type="float" office:value="37445" table:style-name="ce11">
            <text:p>37,445</text:p>
          </table:table-cell>
          <table:table-cell office:value-type="float" office:value="37351" table:style-name="ce10">
            <text:p>37,3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30777" table:style-name="ce52">
            <text:p>30,777</text:p>
          </table:table-cell>
          <table:table-cell office:value-type="float" office:value="88723" table:style-name="ce11">
            <text:p>88,723</text:p>
          </table:table-cell>
          <table:table-cell office:value-type="float" office:value="45211" table:style-name="ce11">
            <text:p>45,211</text:p>
          </table:table-cell>
          <table:table-cell office:value-type="float" office:value="43512" table:style-name="ce10">
            <text:p>43,5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2543" table:style-name="ce52">
            <text:p>32,543</text:p>
          </table:table-cell>
          <table:table-cell office:value-type="float" office:value="96466" table:style-name="ce11">
            <text:p>96,466</text:p>
          </table:table-cell>
          <table:table-cell office:value-type="float" office:value="48476" table:style-name="ce11">
            <text:p>48,476</text:p>
          </table:table-cell>
          <table:table-cell office:value-type="float" office:value="47990" table:style-name="ce10">
            <text:p>47,99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789" table:style-name="ce52">
            <text:p>19,789</text:p>
          </table:table-cell>
          <table:table-cell office:value-type="float" office:value="59591" table:style-name="ce11">
            <text:p>59,591</text:p>
          </table:table-cell>
          <table:table-cell office:value-type="float" office:value="29852" table:style-name="ce11">
            <text:p>29,852</text:p>
          </table:table-cell>
          <table:table-cell office:value-type="float" office:value="29739" table:style-name="ce10">
            <text:p>29,7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7087" table:style-name="ce52">
            <text:p>17,087</text:p>
          </table:table-cell>
          <table:table-cell office:value-type="float" office:value="53659" table:style-name="ce11">
            <text:p>53,659</text:p>
          </table:table-cell>
          <table:table-cell office:value-type="float" office:value="27056" table:style-name="ce11">
            <text:p>27,056</text:p>
          </table:table-cell>
          <table:table-cell office:value-type="float" office:value="26603" table:style-name="ce10">
            <text:p>26,60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418" table:style-name="ce52">
            <text:p>20,418</text:p>
          </table:table-cell>
          <table:table-cell office:value-type="float" office:value="64388" table:style-name="ce11">
            <text:p>64,388</text:p>
          </table:table-cell>
          <table:table-cell office:value-type="float" office:value="32789" table:style-name="ce11">
            <text:p>32,789</text:p>
          </table:table-cell>
          <table:table-cell office:value-type="float" office:value="31599" table:style-name="ce10">
            <text:p>31,5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8236" table:style-name="ce52">
            <text:p>38,236</text:p>
          </table:table-cell>
          <table:table-cell office:value-type="float" office:value="108564" table:style-name="ce11">
            <text:p>108,564</text:p>
          </table:table-cell>
          <table:table-cell office:value-type="float" office:value="53390" table:style-name="ce11">
            <text:p>53,390</text:p>
          </table:table-cell>
          <table:table-cell office:value-type="float" office:value="55174" table:style-name="ce10">
            <text:p>55,17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1093" table:style-name="ce52">
            <text:p>31,093</text:p>
          </table:table-cell>
          <table:table-cell office:value-type="float" office:value="95095" table:style-name="ce11">
            <text:p>95,095</text:p>
          </table:table-cell>
          <table:table-cell office:value-type="float" office:value="47225" table:style-name="ce11">
            <text:p>47,225</text:p>
          </table:table-cell>
          <table:table-cell office:value-type="float" office:value="47870" table:style-name="ce10">
            <text:p>47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809" table:style-name="ce52">
            <text:p>7,809</text:p>
          </table:table-cell>
          <table:table-cell office:value-type="float" office:value="23328" table:style-name="ce11">
            <text:p>23,328</text:p>
          </table:table-cell>
          <table:table-cell office:value-type="float" office:value="12052" table:style-name="ce11">
            <text:p>12,052</text:p>
          </table:table-cell>
          <table:table-cell office:value-type="float" office:value="11276" table:style-name="ce10">
            <text:p>11,2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33" table:style-name="ce52">
            <text:p>4,933</text:p>
          </table:table-cell>
          <table:table-cell office:value-type="float" office:value="14211" table:style-name="ce11">
            <text:p>14,211</text:p>
          </table:table-cell>
          <table:table-cell office:value-type="float" office:value="7332" table:style-name="ce11">
            <text:p>7,332</text:p>
          </table:table-cell>
          <table:table-cell office:value-type="float" office:value="6879" table:style-name="ce10">
            <text:p>6,87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10007" table:style-name="ce52">
            <text:p>10,007</text:p>
          </table:table-cell>
          <table:table-cell office:value-type="float" office:value="31272" table:style-name="ce11">
            <text:p>31,272</text:p>
          </table:table-cell>
          <table:table-cell office:value-type="float" office:value="15928" table:style-name="ce11">
            <text:p>15,928</text:p>
          </table:table-cell>
          <table:table-cell office:value-type="float" office:value="15344" table:style-name="ce10">
            <text:p>15,3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46" table:style-name="ce52">
            <text:p>5,646</text:p>
          </table:table-cell>
          <table:table-cell office:value-type="float" office:value="18248" table:style-name="ce11">
            <text:p>18,248</text:p>
          </table:table-cell>
          <table:table-cell office:value-type="float" office:value="9636" table:style-name="ce11">
            <text:p>9,636</text:p>
          </table:table-cell>
          <table:table-cell office:value-type="float" office:value="8612" table:style-name="ce10">
            <text:p>8,6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7940" table:style-name="ce52">
            <text:p>27,940</text:p>
          </table:table-cell>
          <table:table-cell office:value-type="float" office:value="77468" table:style-name="ce11">
            <text:p>77,468</text:p>
          </table:table-cell>
          <table:table-cell office:value-type="float" office:value="38644" table:style-name="ce11">
            <text:p>38,644</text:p>
          </table:table-cell>
          <table:table-cell office:value-type="float" office:value="38824" table:style-name="ce10">
            <text:p>38,8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777" table:style-name="ce52">
            <text:p>18,777</text:p>
          </table:table-cell>
          <table:table-cell office:value-type="float" office:value="56100" table:style-name="ce11">
            <text:p>56,100</text:p>
          </table:table-cell>
          <table:table-cell office:value-type="float" office:value="28538" table:style-name="ce11">
            <text:p>28,538</text:p>
          </table:table-cell>
          <table:table-cell office:value-type="float" office:value="27562" table:style-name="ce10">
            <text:p>27,5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904" table:style-name="ce52">
            <text:p>24,904</text:p>
          </table:table-cell>
          <table:table-cell office:value-type="float" office:value="77720" table:style-name="ce11">
            <text:p>77,720</text:p>
          </table:table-cell>
          <table:table-cell office:value-type="float" office:value="38984" table:style-name="ce11">
            <text:p>38,984</text:p>
          </table:table-cell>
          <table:table-cell office:value-type="float" office:value="38736" table:style-name="ce10">
            <text:p>38,73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1190" table:style-name="ce52">
            <text:p>21,190</text:p>
          </table:table-cell>
          <table:table-cell office:value-type="float" office:value="64105" table:style-name="ce11">
            <text:p>64,105</text:p>
          </table:table-cell>
          <table:table-cell office:value-type="float" office:value="32387" table:style-name="ce11">
            <text:p>32,387</text:p>
          </table:table-cell>
          <table:table-cell office:value-type="float" office:value="31718" table:style-name="ce10">
            <text:p>31,7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9818" table:style-name="ce52">
            <text:p>69,818</text:p>
          </table:table-cell>
          <table:table-cell office:value-type="float" office:value="195397" table:style-name="ce11">
            <text:p>195,397</text:p>
          </table:table-cell>
          <table:table-cell office:value-type="float" office:value="96343" table:style-name="ce11">
            <text:p>96,343</text:p>
          </table:table-cell>
          <table:table-cell office:value-type="float" office:value="99054" table:style-name="ce10">
            <text:p>99,0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4074" table:style-name="ce52">
            <text:p>74,074</text:p>
          </table:table-cell>
          <table:table-cell office:value-type="float" office:value="211275" table:style-name="ce11">
            <text:p>211,275</text:p>
          </table:table-cell>
          <table:table-cell office:value-type="float" office:value="103162" table:style-name="ce11">
            <text:p>103,162</text:p>
          </table:table-cell>
          <table:table-cell office:value-type="float" office:value="108113" table:style-name="ce10">
            <text:p>108,11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97" table:style-name="ce53">
            <text:p>4,697</text:p>
          </table:table-cell>
          <table:table-cell office:value-type="float" office:value="10964" table:style-name="ce18">
            <text:p>10,964</text:p>
          </table:table-cell>
          <table:table-cell office:value-type="float" office:value="5849" table:style-name="ce18">
            <text:p>5,849</text:p>
          </table:table-cell>
          <table:table-cell office:value-type="float" office:value="5115" table:style-name="ce17">
            <text:p>5,115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13781" table:style-name="ce71">
            <text:p>713,781</text:p>
          </table:table-cell>
          <table:table-cell office:value-type="float" office:value="1850880" table:style-name="ce79">
            <text:p>1,850,880</text:p>
          </table:table-cell>
          <table:table-cell office:value-type="float" office:value="920769" table:style-name="ce79">
            <text:p>920,769</text:p>
          </table:table-cell>
          <table:table-cell office:value-type="float" office:value="930111" table:style-name="ce73">
            <text:p>930,1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779" table:style-name="ce52">
            <text:p>29,779</text:p>
          </table:table-cell>
          <table:table-cell office:value-type="float" office:value="74890" table:style-name="ce11">
            <text:p>74,890</text:p>
          </table:table-cell>
          <table:table-cell office:value-type="float" office:value="36881" table:style-name="ce11">
            <text:p>36,881</text:p>
          </table:table-cell>
          <table:table-cell office:value-type="float" office:value="38009" table:style-name="ce10">
            <text:p>38,0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203" table:style-name="ce52">
            <text:p>10,203</text:p>
          </table:table-cell>
          <table:table-cell office:value-type="float" office:value="24505" table:style-name="ce11">
            <text:p>24,505</text:p>
          </table:table-cell>
          <table:table-cell office:value-type="float" office:value="12752" table:style-name="ce11">
            <text:p>12,752</text:p>
          </table:table-cell>
          <table:table-cell office:value-type="float" office:value="11753" table:style-name="ce10">
            <text:p>11,7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635" table:style-name="ce52">
            <text:p>10,635</text:p>
          </table:table-cell>
          <table:table-cell office:value-type="float" office:value="26367" table:style-name="ce11">
            <text:p>26,367</text:p>
          </table:table-cell>
          <table:table-cell office:value-type="float" office:value="13749" table:style-name="ce11">
            <text:p>13,749</text:p>
          </table:table-cell>
          <table:table-cell office:value-type="float" office:value="12618" table:style-name="ce10">
            <text:p>12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22" table:style-name="ce52">
            <text:p>8,022</text:p>
          </table:table-cell>
          <table:table-cell office:value-type="float" office:value="20444" table:style-name="ce11">
            <text:p>20,444</text:p>
          </table:table-cell>
          <table:table-cell office:value-type="float" office:value="10638" table:style-name="ce11">
            <text:p>10,638</text:p>
          </table:table-cell>
          <table:table-cell office:value-type="float" office:value="9806" table:style-name="ce10">
            <text:p>9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31" table:style-name="ce52">
            <text:p>8,731</text:p>
          </table:table-cell>
          <table:table-cell office:value-type="float" office:value="22011" table:style-name="ce11">
            <text:p>22,011</text:p>
          </table:table-cell>
          <table:table-cell office:value-type="float" office:value="11367" table:style-name="ce11">
            <text:p>11,367</text:p>
          </table:table-cell>
          <table:table-cell office:value-type="float" office:value="10644" table:style-name="ce10">
            <text:p>10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117" table:style-name="ce52">
            <text:p>8,117</text:p>
          </table:table-cell>
          <table:table-cell office:value-type="float" office:value="19467" table:style-name="ce11">
            <text:p>19,467</text:p>
          </table:table-cell>
          <table:table-cell office:value-type="float" office:value="10395" table:style-name="ce11">
            <text:p>10,395</text:p>
          </table:table-cell>
          <table:table-cell office:value-type="float" office:value="9072" table:style-name="ce10">
            <text:p>9,0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225" table:style-name="ce52">
            <text:p>16,225</text:p>
          </table:table-cell>
          <table:table-cell office:value-type="float" office:value="42978" table:style-name="ce11">
            <text:p>42,978</text:p>
          </table:table-cell>
          <table:table-cell office:value-type="float" office:value="21764" table:style-name="ce11">
            <text:p>21,764</text:p>
          </table:table-cell>
          <table:table-cell office:value-type="float" office:value="21214" table:style-name="ce10">
            <text:p>21,2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43" table:style-name="ce52">
            <text:p>9,343</text:p>
          </table:table-cell>
          <table:table-cell office:value-type="float" office:value="22693" table:style-name="ce11">
            <text:p>22,693</text:p>
          </table:table-cell>
          <table:table-cell office:value-type="float" office:value="11755" table:style-name="ce11">
            <text:p>11,755</text:p>
          </table:table-cell>
          <table:table-cell office:value-type="float" office:value="10938" table:style-name="ce10">
            <text:p>10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8070" table:style-name="ce52">
            <text:p>8,070</text:p>
          </table:table-cell>
          <table:table-cell office:value-type="float" office:value="21363" table:style-name="ce11">
            <text:p>21,363</text:p>
          </table:table-cell>
          <table:table-cell office:value-type="float" office:value="11067" table:style-name="ce11">
            <text:p>11,067</text:p>
          </table:table-cell>
          <table:table-cell office:value-type="float" office:value="10296" table:style-name="ce10">
            <text:p>10,2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61" table:style-name="ce52">
            <text:p>8,161</text:p>
          </table:table-cell>
          <table:table-cell office:value-type="float" office:value="20895" table:style-name="ce11">
            <text:p>20,895</text:p>
          </table:table-cell>
          <table:table-cell office:value-type="float" office:value="10641" table:style-name="ce11">
            <text:p>10,641</text:p>
          </table:table-cell>
          <table:table-cell office:value-type="float" office:value="10254" table:style-name="ce10">
            <text:p>10,2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669" table:style-name="ce52">
            <text:p>3,669</text:p>
          </table:table-cell>
          <table:table-cell office:value-type="float" office:value="8902" table:style-name="ce11">
            <text:p>8,902</text:p>
          </table:table-cell>
          <table:table-cell office:value-type="float" office:value="4798" table:style-name="ce11">
            <text:p>4,798</text:p>
          </table:table-cell>
          <table:table-cell office:value-type="float" office:value="4104" table:style-name="ce10">
            <text:p>4,1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574" table:style-name="ce52">
            <text:p>21,574</text:p>
          </table:table-cell>
          <table:table-cell office:value-type="float" office:value="58138" table:style-name="ce11">
            <text:p>58,138</text:p>
          </table:table-cell>
          <table:table-cell office:value-type="float" office:value="28705" table:style-name="ce11">
            <text:p>28,705</text:p>
          </table:table-cell>
          <table:table-cell office:value-type="float" office:value="29433" table:style-name="ce10">
            <text:p>29,4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819" table:style-name="ce52">
            <text:p>9,819</text:p>
          </table:table-cell>
          <table:table-cell office:value-type="float" office:value="24779" table:style-name="ce11">
            <text:p>24,779</text:p>
          </table:table-cell>
          <table:table-cell office:value-type="float" office:value="12702" table:style-name="ce11">
            <text:p>12,702</text:p>
          </table:table-cell>
          <table:table-cell office:value-type="float" office:value="12077" table:style-name="ce10">
            <text:p>12,0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785" table:style-name="ce52">
            <text:p>8,785</text:p>
          </table:table-cell>
          <table:table-cell office:value-type="float" office:value="24676" table:style-name="ce11">
            <text:p>24,676</text:p>
          </table:table-cell>
          <table:table-cell office:value-type="float" office:value="12449" table:style-name="ce11">
            <text:p>12,449</text:p>
          </table:table-cell>
          <table:table-cell office:value-type="float" office:value="12227" table:style-name="ce10">
            <text:p>12,2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06" table:style-name="ce52">
            <text:p>7,906</text:p>
          </table:table-cell>
          <table:table-cell office:value-type="float" office:value="21485" table:style-name="ce11">
            <text:p>21,485</text:p>
          </table:table-cell>
          <table:table-cell office:value-type="float" office:value="11102" table:style-name="ce11">
            <text:p>11,102</text:p>
          </table:table-cell>
          <table:table-cell office:value-type="float" office:value="10383" table:style-name="ce10">
            <text:p>10,3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29" table:style-name="ce52">
            <text:p>7,129</text:p>
          </table:table-cell>
          <table:table-cell office:value-type="float" office:value="18721" table:style-name="ce11">
            <text:p>18,721</text:p>
          </table:table-cell>
          <table:table-cell office:value-type="float" office:value="9538" table:style-name="ce11">
            <text:p>9,538</text:p>
          </table:table-cell>
          <table:table-cell office:value-type="float" office:value="9183" table:style-name="ce10">
            <text:p>9,1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064" table:style-name="ce52">
            <text:p>4,064</text:p>
          </table:table-cell>
          <table:table-cell office:value-type="float" office:value="10244" table:style-name="ce11">
            <text:p>10,244</text:p>
          </table:table-cell>
          <table:table-cell office:value-type="float" office:value="5154" table:style-name="ce11">
            <text:p>5,154</text:p>
          </table:table-cell>
          <table:table-cell office:value-type="float" office:value="5090" table:style-name="ce10">
            <text:p>5,0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933" table:style-name="ce52">
            <text:p>14,933</text:p>
          </table:table-cell>
          <table:table-cell office:value-type="float" office:value="42463" table:style-name="ce11">
            <text:p>42,463</text:p>
          </table:table-cell>
          <table:table-cell office:value-type="float" office:value="21551" table:style-name="ce11">
            <text:p>21,551</text:p>
          </table:table-cell>
          <table:table-cell office:value-type="float" office:value="20912" table:style-name="ce10">
            <text:p>20,9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20047" table:style-name="ce52">
            <text:p>20,047</text:p>
          </table:table-cell>
          <table:table-cell office:value-type="float" office:value="51649" table:style-name="ce11">
            <text:p>51,649</text:p>
          </table:table-cell>
          <table:table-cell office:value-type="float" office:value="25975" table:style-name="ce11">
            <text:p>25,975</text:p>
          </table:table-cell>
          <table:table-cell office:value-type="float" office:value="25674" table:style-name="ce10">
            <text:p>25,6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581" table:style-name="ce52">
            <text:p>13,581</text:p>
          </table:table-cell>
          <table:table-cell office:value-type="float" office:value="37433" table:style-name="ce11">
            <text:p>37,433</text:p>
          </table:table-cell>
          <table:table-cell office:value-type="float" office:value="18809" table:style-name="ce11">
            <text:p>18,809</text:p>
          </table:table-cell>
          <table:table-cell office:value-type="float" office:value="18624" table:style-name="ce10">
            <text:p>18,6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664" table:style-name="ce52">
            <text:p>10,664</text:p>
          </table:table-cell>
          <table:table-cell office:value-type="float" office:value="29964" table:style-name="ce11">
            <text:p>29,964</text:p>
          </table:table-cell>
          <table:table-cell office:value-type="float" office:value="15387" table:style-name="ce11">
            <text:p>15,387</text:p>
          </table:table-cell>
          <table:table-cell office:value-type="float" office:value="14577" table:style-name="ce10">
            <text:p>14,5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43" table:style-name="ce52">
            <text:p>2,743</text:p>
          </table:table-cell>
          <table:table-cell office:value-type="float" office:value="7005" table:style-name="ce11">
            <text:p>7,005</text:p>
          </table:table-cell>
          <table:table-cell office:value-type="float" office:value="3695" table:style-name="ce11">
            <text:p>3,695</text:p>
          </table:table-cell>
          <table:table-cell office:value-type="float" office:value="3310" table:style-name="ce10">
            <text:p>3,3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62" table:style-name="ce52">
            <text:p>5,162</text:p>
          </table:table-cell>
          <table:table-cell office:value-type="float" office:value="13180" table:style-name="ce11">
            <text:p>13,180</text:p>
          </table:table-cell>
          <table:table-cell office:value-type="float" office:value="6804" table:style-name="ce11">
            <text:p>6,804</text:p>
          </table:table-cell>
          <table:table-cell office:value-type="float" office:value="6376" table:style-name="ce10">
            <text:p>6,3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69" table:style-name="ce52">
            <text:p>3,469</text:p>
          </table:table-cell>
          <table:table-cell office:value-type="float" office:value="8900" table:style-name="ce11">
            <text:p>8,900</text:p>
          </table:table-cell>
          <table:table-cell office:value-type="float" office:value="4698" table:style-name="ce11">
            <text:p>4,698</text:p>
          </table:table-cell>
          <table:table-cell office:value-type="float" office:value="4202" table:style-name="ce10">
            <text:p>4,2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797" table:style-name="ce52">
            <text:p>2,797</text:p>
          </table:table-cell>
          <table:table-cell office:value-type="float" office:value="8162" table:style-name="ce11">
            <text:p>8,162</text:p>
          </table:table-cell>
          <table:table-cell office:value-type="float" office:value="4399" table:style-name="ce11">
            <text:p>4,399</text:p>
          </table:table-cell>
          <table:table-cell office:value-type="float" office:value="3763" table:style-name="ce10">
            <text:p>3,7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876" table:style-name="ce52">
            <text:p>1,876</text:p>
          </table:table-cell>
          <table:table-cell office:value-type="float" office:value="4389" table:style-name="ce11">
            <text:p>4,389</text:p>
          </table:table-cell>
          <table:table-cell office:value-type="float" office:value="2502" table:style-name="ce11">
            <text:p>2,502</text:p>
          </table:table-cell>
          <table:table-cell office:value-type="float" office:value="1887" table:style-name="ce10">
            <text:p>1,8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9684" table:style-name="ce52">
            <text:p>29,684</text:p>
          </table:table-cell>
          <table:table-cell office:value-type="float" office:value="76599" table:style-name="ce11">
            <text:p>76,599</text:p>
          </table:table-cell>
          <table:table-cell office:value-type="float" office:value="38500" table:style-name="ce11">
            <text:p>38,500</text:p>
          </table:table-cell>
          <table:table-cell office:value-type="float" office:value="38099" table:style-name="ce10">
            <text:p>38,0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756" table:style-name="ce52">
            <text:p>23,756</text:p>
          </table:table-cell>
          <table:table-cell office:value-type="float" office:value="67916" table:style-name="ce11">
            <text:p>67,916</text:p>
          </table:table-cell>
          <table:table-cell office:value-type="float" office:value="34243" table:style-name="ce11">
            <text:p>34,243</text:p>
          </table:table-cell>
          <table:table-cell office:value-type="float" office:value="33673" table:style-name="ce10">
            <text:p>33,6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688" table:style-name="ce52">
            <text:p>11,688</text:p>
          </table:table-cell>
          <table:table-cell office:value-type="float" office:value="33553" table:style-name="ce11">
            <text:p>33,553</text:p>
          </table:table-cell>
          <table:table-cell office:value-type="float" office:value="17213" table:style-name="ce11">
            <text:p>17,213</text:p>
          </table:table-cell>
          <table:table-cell office:value-type="float" office:value="16340" table:style-name="ce10">
            <text:p>16,3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82" table:style-name="ce52">
            <text:p>1,482</text:p>
          </table:table-cell>
          <table:table-cell office:value-type="float" office:value="3620" table:style-name="ce11">
            <text:p>3,620</text:p>
          </table:table-cell>
          <table:table-cell office:value-type="float" office:value="1967" table:style-name="ce11">
            <text:p>1,967</text:p>
          </table:table-cell>
          <table:table-cell office:value-type="float" office:value="1653" table:style-name="ce10">
            <text:p>1,6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9288" table:style-name="ce52">
            <text:p>89,288</text:p>
          </table:table-cell>
          <table:table-cell office:value-type="float" office:value="233816" table:style-name="ce11">
            <text:p>233,816</text:p>
          </table:table-cell>
          <table:table-cell office:value-type="float" office:value="114663" table:style-name="ce11">
            <text:p>114,663</text:p>
          </table:table-cell>
          <table:table-cell office:value-type="float" office:value="119153" table:style-name="ce10">
            <text:p>119,1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14" table:style-name="ce52">
            <text:p>73,114</text:p>
          </table:table-cell>
          <table:table-cell office:value-type="float" office:value="179977" table:style-name="ce11">
            <text:p>179,977</text:p>
          </table:table-cell>
          <table:table-cell office:value-type="float" office:value="85853" table:style-name="ce11">
            <text:p>85,853</text:p>
          </table:table-cell>
          <table:table-cell office:value-type="float" office:value="94124" table:style-name="ce10">
            <text:p>94,1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708" table:style-name="ce52">
            <text:p>47,708</text:p>
          </table:table-cell>
          <table:table-cell office:value-type="float" office:value="121018" table:style-name="ce11">
            <text:p>121,018</text:p>
          </table:table-cell>
          <table:table-cell office:value-type="float" office:value="59511" table:style-name="ce11">
            <text:p>59,511</text:p>
          </table:table-cell>
          <table:table-cell office:value-type="float" office:value="61507" table:style-name="ce10">
            <text:p>61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683" table:style-name="ce52">
            <text:p>51,683</text:p>
          </table:table-cell>
          <table:table-cell office:value-type="float" office:value="126098" table:style-name="ce11">
            <text:p>126,098</text:p>
          </table:table-cell>
          <table:table-cell office:value-type="float" office:value="61011" table:style-name="ce11">
            <text:p>61,011</text:p>
          </table:table-cell>
          <table:table-cell office:value-type="float" office:value="65087" table:style-name="ce10">
            <text:p>65,0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9222" table:style-name="ce52">
            <text:p>69,222</text:p>
          </table:table-cell>
          <table:table-cell office:value-type="float" office:value="198085" table:style-name="ce11">
            <text:p>198,085</text:p>
          </table:table-cell>
          <table:table-cell office:value-type="float" office:value="99463" table:style-name="ce11">
            <text:p>99,463</text:p>
          </table:table-cell>
          <table:table-cell office:value-type="float" office:value="98622" table:style-name="ce10">
            <text:p>98,6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949" table:style-name="ce52">
            <text:p>27,949</text:p>
          </table:table-cell>
          <table:table-cell office:value-type="float" office:value="67560" table:style-name="ce11">
            <text:p>67,560</text:p>
          </table:table-cell>
          <table:table-cell office:value-type="float" office:value="31936" table:style-name="ce11">
            <text:p>31,936</text:p>
          </table:table-cell>
          <table:table-cell office:value-type="float" office:value="35624" table:style-name="ce10">
            <text:p>35,62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703" table:style-name="ce53">
            <text:p>32,703</text:p>
          </table:table-cell>
          <table:table-cell office:value-type="float" office:value="76935" table:style-name="ce18">
            <text:p>76,935</text:p>
          </table:table-cell>
          <table:table-cell office:value-type="float" office:value="37132" table:style-name="ce18">
            <text:p>37,132</text:p>
          </table:table-cell>
          <table:table-cell office:value-type="float" office:value="39803" table:style-name="ce17">
            <text:p>39,80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32498" table:style-name="ce75">
            <text:p>1,132,498</text:p>
          </table:table-cell>
          <table:table-cell office:value-type="float" office:value="2722713" table:style-name="ce79">
            <text:p>2,722,713</text:p>
          </table:table-cell>
          <table:table-cell office:value-type="float" office:value="1340161" table:style-name="ce80">
            <text:p>1,340,161</text:p>
          </table:table-cell>
          <table:table-cell office:value-type="float" office:value="1382552" table:style-name="ce72">
            <text:p>1,382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34" table:style-name="ce9">
            <text:p>10,734</text:p>
          </table:table-cell>
          <table:table-cell office:value-type="float" office:value="22497" table:style-name="ce11">
            <text:p>22,497</text:p>
          </table:table-cell>
          <table:table-cell office:value-type="float" office:value="11106" table:style-name="ce9">
            <text:p>11,106</text:p>
          </table:table-cell>
          <table:table-cell office:value-type="float" office:value="11391" table:style-name="ce9">
            <text:p>11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238" table:style-name="ce9">
            <text:p>60,238</text:p>
          </table:table-cell>
          <table:table-cell office:value-type="float" office:value="138925" table:style-name="ce11">
            <text:p>138,925</text:p>
          </table:table-cell>
          <table:table-cell office:value-type="float" office:value="66546" table:style-name="ce9">
            <text:p>66,546</text:p>
          </table:table-cell>
          <table:table-cell office:value-type="float" office:value="72379" table:style-name="ce9">
            <text:p>72,3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932" table:style-name="ce9">
            <text:p>81,932</text:p>
          </table:table-cell>
          <table:table-cell office:value-type="float" office:value="194404" table:style-name="ce11">
            <text:p>194,404</text:p>
          </table:table-cell>
          <table:table-cell office:value-type="float" office:value="92694" table:style-name="ce9">
            <text:p>92,694</text:p>
          </table:table-cell>
          <table:table-cell office:value-type="float" office:value="101710" table:style-name="ce9">
            <text:p>101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7070" table:style-name="ce9">
            <text:p>77,070</text:p>
          </table:table-cell>
          <table:table-cell office:value-type="float" office:value="190408" table:style-name="ce11">
            <text:p>190,408</text:p>
          </table:table-cell>
          <table:table-cell office:value-type="float" office:value="92925" table:style-name="ce9">
            <text:p>92,925</text:p>
          </table:table-cell>
          <table:table-cell office:value-type="float" office:value="97483" table:style-name="ce9">
            <text:p>97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40116" table:style-name="ce9">
            <text:p>140,116</text:p>
          </table:table-cell>
          <table:table-cell office:value-type="float" office:value="329948" table:style-name="ce11">
            <text:p>329,948</text:p>
          </table:table-cell>
          <table:table-cell office:value-type="float" office:value="158576" table:style-name="ce9">
            <text:p>158,576</text:p>
          </table:table-cell>
          <table:table-cell office:value-type="float" office:value="171372" table:style-name="ce9">
            <text:p>171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55" table:style-name="ce9">
            <text:p>23,155</text:p>
          </table:table-cell>
          <table:table-cell office:value-type="float" office:value="48673" table:style-name="ce11">
            <text:p>48,673</text:p>
          </table:table-cell>
          <table:table-cell office:value-type="float" office:value="23297" table:style-name="ce9">
            <text:p>23,297</text:p>
          </table:table-cell>
          <table:table-cell office:value-type="float" office:value="25376" table:style-name="ce9">
            <text:p>25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455" table:style-name="ce9">
            <text:p>13,455</text:p>
          </table:table-cell>
          <table:table-cell office:value-type="float" office:value="26341" table:style-name="ce11">
            <text:p>26,341</text:p>
          </table:table-cell>
          <table:table-cell office:value-type="float" office:value="12400" table:style-name="ce9">
            <text:p>12,400</text:p>
          </table:table-cell>
          <table:table-cell office:value-type="float" office:value="13941" table:style-name="ce9">
            <text:p>13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039" table:style-name="ce9">
            <text:p>73,039</text:p>
          </table:table-cell>
          <table:table-cell office:value-type="float" office:value="162144" table:style-name="ce11">
            <text:p>162,144</text:p>
          </table:table-cell>
          <table:table-cell office:value-type="float" office:value="77296" table:style-name="ce9">
            <text:p>77,296</text:p>
          </table:table-cell>
          <table:table-cell office:value-type="float" office:value="84848" table:style-name="ce9">
            <text:p>84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33" table:style-name="ce9">
            <text:p>79,433</text:p>
          </table:table-cell>
          <table:table-cell office:value-type="float" office:value="180224" table:style-name="ce11">
            <text:p>180,224</text:p>
          </table:table-cell>
          <table:table-cell office:value-type="float" office:value="88221" table:style-name="ce9">
            <text:p>88,221</text:p>
          </table:table-cell>
          <table:table-cell office:value-type="float" office:value="92003" table:style-name="ce9">
            <text:p>92,0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0840" table:style-name="ce9">
            <text:p>10,840</text:p>
          </table:table-cell>
          <table:table-cell office:value-type="float" office:value="26837" table:style-name="ce11">
            <text:p>26,837</text:p>
          </table:table-cell>
          <table:table-cell office:value-type="float" office:value="13728" table:style-name="ce9">
            <text:p>13,728</text:p>
          </table:table-cell>
          <table:table-cell office:value-type="float" office:value="13109" table:style-name="ce9">
            <text:p>13,10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501" table:style-name="ce9">
            <text:p>69,501</text:p>
          </table:table-cell>
          <table:table-cell office:value-type="float" office:value="154627" table:style-name="ce11">
            <text:p>154,627</text:p>
          </table:table-cell>
          <table:table-cell office:value-type="float" office:value="76365" table:style-name="ce9">
            <text:p>76,365</text:p>
          </table:table-cell>
          <table:table-cell office:value-type="float" office:value="78262" table:style-name="ce9">
            <text:p>78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6576" table:style-name="ce9">
            <text:p>146,576</text:p>
          </table:table-cell>
          <table:table-cell office:value-type="float" office:value="355471" table:style-name="ce11">
            <text:p>355,471</text:p>
          </table:table-cell>
          <table:table-cell office:value-type="float" office:value="173083" table:style-name="ce9">
            <text:p>173,083</text:p>
          </table:table-cell>
          <table:table-cell office:value-type="float" office:value="182388" table:style-name="ce9">
            <text:p>182,3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7168" table:style-name="ce9">
            <text:p>27,168</text:p>
          </table:table-cell>
          <table:table-cell office:value-type="float" office:value="68523" table:style-name="ce11">
            <text:p>68,523</text:p>
          </table:table-cell>
          <table:table-cell office:value-type="float" office:value="34416" table:style-name="ce9">
            <text:p>34,416</text:p>
          </table:table-cell>
          <table:table-cell office:value-type="float" office:value="34107" table:style-name="ce9">
            <text:p>34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4088" table:style-name="ce9">
            <text:p>44,088</text:p>
          </table:table-cell>
          <table:table-cell office:value-type="float" office:value="111351" table:style-name="ce11">
            <text:p>111,351</text:p>
          </table:table-cell>
          <table:table-cell office:value-type="float" office:value="56685" table:style-name="ce9">
            <text:p>56,685</text:p>
          </table:table-cell>
          <table:table-cell office:value-type="float" office:value="54666" table:style-name="ce9">
            <text:p>54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4068" table:style-name="ce9">
            <text:p>14,068</text:p>
          </table:table-cell>
          <table:table-cell office:value-type="float" office:value="40755" table:style-name="ce11">
            <text:p>40,755</text:p>
          </table:table-cell>
          <table:table-cell office:value-type="float" office:value="20835" table:style-name="ce9">
            <text:p>20,835</text:p>
          </table:table-cell>
          <table:table-cell office:value-type="float" office:value="19920" table:style-name="ce9">
            <text:p>19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449" table:style-name="ce9">
            <text:p>13,449</text:p>
          </table:table-cell>
          <table:table-cell office:value-type="float" office:value="33658" table:style-name="ce11">
            <text:p>33,658</text:p>
          </table:table-cell>
          <table:table-cell office:value-type="float" office:value="17083" table:style-name="ce9">
            <text:p>17,083</text:p>
          </table:table-cell>
          <table:table-cell office:value-type="float" office:value="16575" table:style-name="ce9">
            <text:p>16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8876" table:style-name="ce9">
            <text:p>38,876</text:p>
          </table:table-cell>
          <table:table-cell office:value-type="float" office:value="94570" table:style-name="ce11">
            <text:p>94,570</text:p>
          </table:table-cell>
          <table:table-cell office:value-type="float" office:value="47670" table:style-name="ce9">
            <text:p>47,670</text:p>
          </table:table-cell>
          <table:table-cell office:value-type="float" office:value="46900" table:style-name="ce9">
            <text:p>46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336" table:style-name="ce9">
            <text:p>19,336</text:p>
          </table:table-cell>
          <table:table-cell office:value-type="float" office:value="43939" table:style-name="ce11">
            <text:p>43,939</text:p>
          </table:table-cell>
          <table:table-cell office:value-type="float" office:value="22149" table:style-name="ce9">
            <text:p>22,149</text:p>
          </table:table-cell>
          <table:table-cell office:value-type="float" office:value="21790" table:style-name="ce9">
            <text:p>21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707" table:style-name="ce9">
            <text:p>35,707</text:p>
          </table:table-cell>
          <table:table-cell office:value-type="float" office:value="95101" table:style-name="ce11">
            <text:p>95,101</text:p>
          </table:table-cell>
          <table:table-cell office:value-type="float" office:value="46949" table:style-name="ce9">
            <text:p>46,949</text:p>
          </table:table-cell>
          <table:table-cell office:value-type="float" office:value="48152" table:style-name="ce9">
            <text:p>48,1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6111" table:style-name="ce9">
            <text:p>16,111</text:p>
          </table:table-cell>
          <table:table-cell office:value-type="float" office:value="40179" table:style-name="ce11">
            <text:p>40,179</text:p>
          </table:table-cell>
          <table:table-cell office:value-type="float" office:value="20091" table:style-name="ce9">
            <text:p>20,091</text:p>
          </table:table-cell>
          <table:table-cell office:value-type="float" office:value="20088" table:style-name="ce9">
            <text:p>20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855" table:style-name="ce9">
            <text:p>10,855</text:p>
          </table:table-cell>
          <table:table-cell office:value-type="float" office:value="28967" table:style-name="ce11">
            <text:p>28,967</text:p>
          </table:table-cell>
          <table:table-cell office:value-type="float" office:value="15202" table:style-name="ce9">
            <text:p>15,202</text:p>
          </table:table-cell>
          <table:table-cell office:value-type="float" office:value="13765" table:style-name="ce9">
            <text:p>13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074" table:style-name="ce9">
            <text:p>3,074</text:p>
          </table:table-cell>
          <table:table-cell office:value-type="float" office:value="6705" table:style-name="ce11">
            <text:p>6,705</text:p>
          </table:table-cell>
          <table:table-cell office:value-type="float" office:value="3709" table:style-name="ce9">
            <text:p>3,709</text:p>
          </table:table-cell>
          <table:table-cell office:value-type="float" office:value="2996" table:style-name="ce9">
            <text:p>2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93" table:style-name="ce9">
            <text:p>9,493</text:p>
          </table:table-cell>
          <table:table-cell office:value-type="float" office:value="27685" table:style-name="ce11">
            <text:p>27,685</text:p>
          </table:table-cell>
          <table:table-cell office:value-type="float" office:value="13915" table:style-name="ce9">
            <text:p>13,915</text:p>
          </table:table-cell>
          <table:table-cell office:value-type="float" office:value="13770" table:style-name="ce9">
            <text:p>13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459" table:style-name="ce9">
            <text:p>17,459</text:p>
          </table:table-cell>
          <table:table-cell office:value-type="float" office:value="50715" table:style-name="ce11">
            <text:p>50,715</text:p>
          </table:table-cell>
          <table:table-cell office:value-type="float" office:value="25692" table:style-name="ce9">
            <text:p>25,692</text:p>
          </table:table-cell>
          <table:table-cell office:value-type="float" office:value="25023" table:style-name="ce9">
            <text:p>25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267" table:style-name="ce9">
            <text:p>11,267</text:p>
          </table:table-cell>
          <table:table-cell office:value-type="float" office:value="29473" table:style-name="ce11">
            <text:p>29,473</text:p>
          </table:table-cell>
          <table:table-cell office:value-type="float" office:value="14971" table:style-name="ce9">
            <text:p>14,971</text:p>
          </table:table-cell>
          <table:table-cell office:value-type="float" office:value="14502" table:style-name="ce9">
            <text:p>14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701" table:style-name="ce9">
            <text:p>10,701</text:p>
          </table:table-cell>
          <table:table-cell office:value-type="float" office:value="29551" table:style-name="ce11">
            <text:p>29,551</text:p>
          </table:table-cell>
          <table:table-cell office:value-type="float" office:value="15086" table:style-name="ce9">
            <text:p>15,086</text:p>
          </table:table-cell>
          <table:table-cell office:value-type="float" office:value="14465" table:style-name="ce9">
            <text:p>14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807" table:style-name="ce9">
            <text:p>5,807</text:p>
          </table:table-cell>
          <table:table-cell office:value-type="float" office:value="13719" table:style-name="ce11">
            <text:p>13,719</text:p>
          </table:table-cell>
          <table:table-cell office:value-type="float" office:value="6851" table:style-name="ce9">
            <text:p>6,851</text:p>
          </table:table-cell>
          <table:table-cell office:value-type="float" office:value="6868" table:style-name="ce9">
            <text:p>6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32" table:style-name="ce9">
            <text:p>6,832</text:p>
          </table:table-cell>
          <table:table-cell office:value-type="float" office:value="18504" table:style-name="ce11">
            <text:p>18,504</text:p>
          </table:table-cell>
          <table:table-cell office:value-type="float" office:value="9446" table:style-name="ce9">
            <text:p>9,446</text:p>
          </table:table-cell>
          <table:table-cell office:value-type="float" office:value="9058" table:style-name="ce9">
            <text:p>9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3046" table:style-name="ce9">
            <text:p>13,046</text:p>
          </table:table-cell>
          <table:table-cell office:value-type="float" office:value="34848" table:style-name="ce11">
            <text:p>34,848</text:p>
          </table:table-cell>
          <table:table-cell office:value-type="float" office:value="17897" table:style-name="ce9">
            <text:p>17,897</text:p>
          </table:table-cell>
          <table:table-cell office:value-type="float" office:value="16951" table:style-name="ce9">
            <text:p>16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680" table:style-name="ce9">
            <text:p>13,680</text:p>
          </table:table-cell>
          <table:table-cell office:value-type="float" office:value="34713" table:style-name="ce11">
            <text:p>34,713</text:p>
          </table:table-cell>
          <table:table-cell office:value-type="float" office:value="17831" table:style-name="ce9">
            <text:p>17,831</text:p>
          </table:table-cell>
          <table:table-cell office:value-type="float" office:value="16882" table:style-name="ce9">
            <text:p>16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87" table:style-name="ce9">
            <text:p>14,987</text:p>
          </table:table-cell>
          <table:table-cell office:value-type="float" office:value="37463" table:style-name="ce11">
            <text:p>37,463</text:p>
          </table:table-cell>
          <table:table-cell office:value-type="float" office:value="19730" table:style-name="ce9">
            <text:p>19,730</text:p>
          </table:table-cell>
          <table:table-cell office:value-type="float" office:value="17733" table:style-name="ce9">
            <text:p>17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20" table:style-name="ce9">
            <text:p>5,420</text:p>
          </table:table-cell>
          <table:table-cell office:value-type="float" office:value="11975" table:style-name="ce11">
            <text:p>11,975</text:p>
          </table:table-cell>
          <table:table-cell office:value-type="float" office:value="6443" table:style-name="ce9">
            <text:p>6,443</text:p>
          </table:table-cell>
          <table:table-cell office:value-type="float" office:value="5532" table:style-name="ce9">
            <text:p>5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0" table:style-name="ce9">
            <text:p>2,280</text:p>
          </table:table-cell>
          <table:table-cell office:value-type="float" office:value="5682" table:style-name="ce11">
            <text:p>5,682</text:p>
          </table:table-cell>
          <table:table-cell office:value-type="float" office:value="2989" table:style-name="ce9">
            <text:p>2,989</text:p>
          </table:table-cell>
          <table:table-cell office:value-type="float" office:value="2693" table:style-name="ce9">
            <text:p>2,69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31" table:style-name="ce9">
            <text:p>4,731</text:p>
          </table:table-cell>
          <table:table-cell office:value-type="float" office:value="11146" table:style-name="ce11">
            <text:p>11,146</text:p>
          </table:table-cell>
          <table:table-cell office:value-type="float" office:value="6102" table:style-name="ce9">
            <text:p>6,102</text:p>
          </table:table-cell>
          <table:table-cell office:value-type="float" office:value="5044" table:style-name="ce9">
            <text:p>5,04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0" table:style-name="ce9">
            <text:p>5,110</text:p>
          </table:table-cell>
          <table:table-cell office:value-type="float" office:value="13608" table:style-name="ce11">
            <text:p>13,608</text:p>
          </table:table-cell>
          <table:table-cell office:value-type="float" office:value="7366" table:style-name="ce9">
            <text:p>7,366</text:p>
          </table:table-cell>
          <table:table-cell office:value-type="float" office:value="6242" table:style-name="ce9">
            <text:p>6,24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24" table:style-name="ce9">
            <text:p>624</text:p>
          </table:table-cell>
          <table:table-cell office:value-type="float" office:value="1936" table:style-name="ce11">
            <text:p>1,936</text:p>
          </table:table-cell>
          <table:table-cell office:value-type="float" office:value="962" table:style-name="ce9">
            <text:p>962</text:p>
          </table:table-cell>
          <table:table-cell office:value-type="float" office:value="974" table:style-name="ce9">
            <text:p>97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9" table:style-name="ce9">
            <text:p>1,369</text:p>
          </table:table-cell>
          <table:table-cell office:value-type="float" office:value="4249" table:style-name="ce11">
            <text:p>4,249</text:p>
          </table:table-cell>
          <table:table-cell office:value-type="float" office:value="2220" table:style-name="ce9">
            <text:p>2,220</text:p>
          </table:table-cell>
          <table:table-cell office:value-type="float" office:value="2029" table:style-name="ce9">
            <text:p>2,029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71" table:style-name="ce16">
            <text:p>871</text:p>
          </table:table-cell>
          <table:table-cell office:value-type="float" office:value="3199" table:style-name="ce18">
            <text:p>3,199</text:p>
          </table:table-cell>
          <table:table-cell office:value-type="float" office:value="1634" table:style-name="ce16">
            <text:p>1,634</text:p>
          </table:table-cell>
          <table:table-cell office:value-type="float" office:value="1565" table:style-name="ce16">
            <text:p>1,56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5395" table:style-name="ce71">
            <text:p>175,395</text:p>
          </table:table-cell>
          <table:table-cell office:value-type="float" office:value="449050" table:style-name="ce79">
            <text:p>449,050</text:p>
          </table:table-cell>
          <table:table-cell office:value-type="float" office:value="225843" table:style-name="ce79">
            <text:p>225,843</text:p>
          </table:table-cell>
          <table:table-cell office:value-type="float" office:value="223207" table:style-name="ce73">
            <text:p>223,2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739" table:style-name="ce52">
            <text:p>37,739</text:p>
          </table:table-cell>
          <table:table-cell office:value-type="float" office:value="94558" table:style-name="ce11">
            <text:p>94,558</text:p>
          </table:table-cell>
          <table:table-cell office:value-type="float" office:value="45978" table:style-name="ce11">
            <text:p>45,978</text:p>
          </table:table-cell>
          <table:table-cell office:value-type="float" office:value="48580" table:style-name="ce10">
            <text:p>48,5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81" table:style-name="ce52">
            <text:p>26,781</text:p>
          </table:table-cell>
          <table:table-cell office:value-type="float" office:value="70000" table:style-name="ce11">
            <text:p>70,000</text:p>
          </table:table-cell>
          <table:table-cell office:value-type="float" office:value="33044" table:style-name="ce11">
            <text:p>33,044</text:p>
          </table:table-cell>
          <table:table-cell office:value-type="float" office:value="36956" table:style-name="ce10">
            <text:p>36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72" table:style-name="ce52">
            <text:p>14,472</text:p>
          </table:table-cell>
          <table:table-cell office:value-type="float" office:value="38048" table:style-name="ce11">
            <text:p>38,048</text:p>
          </table:table-cell>
          <table:table-cell office:value-type="float" office:value="19310" table:style-name="ce11">
            <text:p>19,310</text:p>
          </table:table-cell>
          <table:table-cell office:value-type="float" office:value="18738" table:style-name="ce10">
            <text:p>18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583" table:style-name="ce52">
            <text:p>10,583</text:p>
          </table:table-cell>
          <table:table-cell office:value-type="float" office:value="28453" table:style-name="ce11">
            <text:p>28,453</text:p>
          </table:table-cell>
          <table:table-cell office:value-type="float" office:value="14640" table:style-name="ce11">
            <text:p>14,640</text:p>
          </table:table-cell>
          <table:table-cell office:value-type="float" office:value="13813" table:style-name="ce10">
            <text:p>13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614" table:style-name="ce52">
            <text:p>14,614</text:p>
          </table:table-cell>
          <table:table-cell office:value-type="float" office:value="34859" table:style-name="ce11">
            <text:p>34,859</text:p>
          </table:table-cell>
          <table:table-cell office:value-type="float" office:value="18016" table:style-name="ce11">
            <text:p>18,016</text:p>
          </table:table-cell>
          <table:table-cell office:value-type="float" office:value="16843" table:style-name="ce10">
            <text:p>16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410" table:style-name="ce52">
            <text:p>9,410</text:p>
          </table:table-cell>
          <table:table-cell office:value-type="float" office:value="24410" table:style-name="ce11">
            <text:p>24,410</text:p>
          </table:table-cell>
          <table:table-cell office:value-type="float" office:value="12785" table:style-name="ce11">
            <text:p>12,785</text:p>
          </table:table-cell>
          <table:table-cell office:value-type="float" office:value="11625" table:style-name="ce10">
            <text:p>11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212" table:style-name="ce52">
            <text:p>12,212</text:p>
          </table:table-cell>
          <table:table-cell office:value-type="float" office:value="31892" table:style-name="ce11">
            <text:p>31,892</text:p>
          </table:table-cell>
          <table:table-cell office:value-type="float" office:value="16788" table:style-name="ce11">
            <text:p>16,788</text:p>
          </table:table-cell>
          <table:table-cell office:value-type="float" office:value="15104" table:style-name="ce10">
            <text:p>15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20272" table:style-name="ce52">
            <text:p>20,272</text:p>
          </table:table-cell>
          <table:table-cell office:value-type="float" office:value="52741" table:style-name="ce11">
            <text:p>52,741</text:p>
          </table:table-cell>
          <table:table-cell office:value-type="float" office:value="26726" table:style-name="ce11">
            <text:p>26,726</text:p>
          </table:table-cell>
          <table:table-cell office:value-type="float" office:value="26015" table:style-name="ce10">
            <text:p>26,0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6145" table:style-name="ce52">
            <text:p>16,145</text:p>
          </table:table-cell>
          <table:table-cell office:value-type="float" office:value="40552" table:style-name="ce11">
            <text:p>40,552</text:p>
          </table:table-cell>
          <table:table-cell office:value-type="float" office:value="20660" table:style-name="ce11">
            <text:p>20,660</text:p>
          </table:table-cell>
          <table:table-cell office:value-type="float" office:value="19892" table:style-name="ce10">
            <text:p>19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9114" table:style-name="ce52">
            <text:p>9,114</text:p>
          </table:table-cell>
          <table:table-cell office:value-type="float" office:value="21284" table:style-name="ce11">
            <text:p>21,284</text:p>
          </table:table-cell>
          <table:table-cell office:value-type="float" office:value="11477" table:style-name="ce11">
            <text:p>11,477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96" table:style-name="ce52">
            <text:p>1,996</text:p>
          </table:table-cell>
          <table:table-cell office:value-type="float" office:value="6172" table:style-name="ce11">
            <text:p>6,172</text:p>
          </table:table-cell>
          <table:table-cell office:value-type="float" office:value="3304" table:style-name="ce11">
            <text:p>3,304</text:p>
          </table:table-cell>
          <table:table-cell office:value-type="float" office:value="2868" table:style-name="ce10">
            <text:p>2,86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57" table:style-name="ce53">
            <text:p>2,057</text:p>
          </table:table-cell>
          <table:table-cell office:value-type="float" office:value="6081" table:style-name="ce18">
            <text:p>6,081</text:p>
          </table:table-cell>
          <table:table-cell office:value-type="float" office:value="3115" table:style-name="ce18">
            <text:p>3,115</text:p>
          </table:table-cell>
          <table:table-cell office:value-type="float" office:value="2966" table:style-name="ce17">
            <text:p>2,96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1年08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13426" table:style-name="ce71">
            <text:p>213,426</text:p>
          </table:table-cell>
          <table:table-cell office:value-type="float" office:value="577674" table:style-name="ce79">
            <text:p>577,674</text:p>
          </table:table-cell>
          <table:table-cell office:value-type="float" office:value="294656" table:style-name="ce79">
            <text:p>294,656</text:p>
          </table:table-cell>
          <table:table-cell office:value-type="float" office:value="283018" table:style-name="ce73">
            <text:p>283,0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8359" table:style-name="ce52">
            <text:p>78,359</text:p>
          </table:table-cell>
          <table:table-cell office:value-type="float" office:value="207421" table:style-name="ce11">
            <text:p>207,421</text:p>
          </table:table-cell>
          <table:table-cell office:value-type="float" office:value="103190" table:style-name="ce11">
            <text:p>103,190</text:p>
          </table:table-cell>
          <table:table-cell office:value-type="float" office:value="104231" table:style-name="ce10">
            <text:p>104,23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401" table:style-name="ce52">
            <text:p>9,401</text:p>
          </table:table-cell>
          <table:table-cell office:value-type="float" office:value="27209" table:style-name="ce49">
            <text:p>27,209</text:p>
          </table:table-cell>
          <table:table-cell office:value-type="float" office:value="14608" table:style-name="ce11">
            <text:p>14,608</text:p>
          </table:table-cell>
          <table:table-cell office:value-type="float" office:value="12601" table:style-name="ce10">
            <text:p>12,60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766" table:style-name="ce52">
            <text:p>11,766</text:p>
          </table:table-cell>
          <table:table-cell office:value-type="float" office:value="32945" table:style-name="ce49">
            <text:p>32,945</text:p>
          </table:table-cell>
          <table:table-cell office:value-type="float" office:value="17562" table:style-name="ce11">
            <text:p>17,562</text:p>
          </table:table-cell>
          <table:table-cell office:value-type="float" office:value="15383" table:style-name="ce10">
            <text:p>15,3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6013" table:style-name="ce52">
            <text:p>36,013</text:p>
          </table:table-cell>
          <table:table-cell office:value-type="float" office:value="96277" table:style-name="ce49">
            <text:p>96,277</text:p>
          </table:table-cell>
          <table:table-cell office:value-type="float" office:value="48522" table:style-name="ce11">
            <text:p>48,522</text:p>
          </table:table-cell>
          <table:table-cell office:value-type="float" office:value="47755" table:style-name="ce10">
            <text:p>47,75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30032" table:style-name="ce52">
            <text:p>30,032</text:p>
          </table:table-cell>
          <table:table-cell office:value-type="float" office:value="80584" table:style-name="ce49">
            <text:p>80,584</text:p>
          </table:table-cell>
          <table:table-cell office:value-type="float" office:value="40724" table:style-name="ce11">
            <text:p>40,724</text:p>
          </table:table-cell>
          <table:table-cell office:value-type="float" office:value="39860" table:style-name="ce10">
            <text:p>39,86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4" table:style-name="ce52">
            <text:p>4,394</text:p>
          </table:table-cell>
          <table:table-cell office:value-type="float" office:value="12269" table:style-name="ce49">
            <text:p>12,269</text:p>
          </table:table-cell>
          <table:table-cell office:value-type="float" office:value="6640" table:style-name="ce11">
            <text:p>6,640</text:p>
          </table:table-cell>
          <table:table-cell office:value-type="float" office:value="5629" table:style-name="ce10">
            <text:p>5,62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20446" table:style-name="ce52">
            <text:p>20,446</text:p>
          </table:table-cell>
          <table:table-cell office:value-type="float" office:value="58467" table:style-name="ce49">
            <text:p>58,467</text:p>
          </table:table-cell>
          <table:table-cell office:value-type="float" office:value="29930" table:style-name="ce11">
            <text:p>29,930</text:p>
          </table:table-cell>
          <table:table-cell office:value-type="float" office:value="28537" table:style-name="ce10">
            <text:p>28,53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7169" table:style-name="ce52">
            <text:p>7,169</text:p>
          </table:table-cell>
          <table:table-cell office:value-type="float" office:value="20021" table:style-name="ce49">
            <text:p>20,021</text:p>
          </table:table-cell>
          <table:table-cell office:value-type="float" office:value="10581" table:style-name="ce11">
            <text:p>10,581</text:p>
          </table:table-cell>
          <table:table-cell office:value-type="float" office:value="9440" table:style-name="ce10">
            <text:p>9,44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20" table:style-name="ce52">
            <text:p>5,920</text:p>
          </table:table-cell>
          <table:table-cell office:value-type="float" office:value="14359" table:style-name="ce49">
            <text:p>14,359</text:p>
          </table:table-cell>
          <table:table-cell office:value-type="float" office:value="7790" table:style-name="ce11">
            <text:p>7,790</text:p>
          </table:table-cell>
          <table:table-cell office:value-type="float" office:value="6569" table:style-name="ce10">
            <text:p>6,56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04" table:style-name="ce52">
            <text:p>3,104</text:p>
          </table:table-cell>
          <table:table-cell office:value-type="float" office:value="8692" table:style-name="ce49">
            <text:p>8,692</text:p>
          </table:table-cell>
          <table:table-cell office:value-type="float" office:value="4765" table:style-name="ce11">
            <text:p>4,765</text:p>
          </table:table-cell>
          <table:table-cell office:value-type="float" office:value="3927" table:style-name="ce10">
            <text:p>3,92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91" table:style-name="ce52">
            <text:p>2,091</text:p>
          </table:table-cell>
          <table:table-cell office:value-type="float" office:value="5326" table:style-name="ce49">
            <text:p>5,326</text:p>
          </table:table-cell>
          <table:table-cell office:value-type="float" office:value="2922" table:style-name="ce11">
            <text:p>2,922</text:p>
          </table:table-cell>
          <table:table-cell office:value-type="float" office:value="2404" table:style-name="ce10">
            <text:p>2,404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65" table:style-name="ce52">
            <text:p>2,965</text:p>
          </table:table-cell>
          <table:table-cell office:value-type="float" office:value="9540" table:style-name="ce49">
            <text:p>9,540</text:p>
          </table:table-cell>
          <table:table-cell office:value-type="float" office:value="4957" table:style-name="ce11">
            <text:p>4,957</text:p>
          </table:table-cell>
          <table:table-cell office:value-type="float" office:value="4583" table:style-name="ce10">
            <text:p>4,58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6" table:style-name="ce53">
            <text:p>1,766</text:p>
          </table:table-cell>
          <table:table-cell office:value-type="float" office:value="4564" table:style-name="ce51">
            <text:p>4,564</text:p>
          </table:table-cell>
          <table:table-cell office:value-type="float" office:value="2465" table:style-name="ce18">
            <text:p>2,465</text:p>
          </table:table-cell>
          <table:table-cell office:value-type="float" office:value="2099" table:style-name="ce17">
            <text:p>2,09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6431" table:style-name="ce71">
            <text:p>196,431</text:p>
          </table:table-cell>
          <table:table-cell office:value-type="float" office:value="535243" table:style-name="ce79">
            <text:p>535,243</text:p>
          </table:table-cell>
          <table:table-cell office:value-type="float" office:value="275773" table:style-name="ce79">
            <text:p>275,773</text:p>
          </table:table-cell>
          <table:table-cell office:value-type="float" office:value="259470" table:style-name="ce73">
            <text:p>259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584" table:style-name="ce52">
            <text:p>32,584</text:p>
          </table:table-cell>
          <table:table-cell office:value-type="float" office:value="86002" table:style-name="ce11">
            <text:p>86,002</text:p>
          </table:table-cell>
          <table:table-cell office:value-type="float" office:value="42763" table:style-name="ce11">
            <text:p>42,763</text:p>
          </table:table-cell>
          <table:table-cell office:value-type="float" office:value="43239" table:style-name="ce10">
            <text:p>43,23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8493" table:style-name="ce52">
            <text:p>38,493</text:p>
          </table:table-cell>
          <table:table-cell office:value-type="float" office:value="105101" table:style-name="ce11">
            <text:p>105,101</text:p>
          </table:table-cell>
          <table:table-cell office:value-type="float" office:value="52949" table:style-name="ce11">
            <text:p>52,949</text:p>
          </table:table-cell>
          <table:table-cell office:value-type="float" office:value="52152" table:style-name="ce10">
            <text:p>52,15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276" table:style-name="ce52">
            <text:p>15,276</text:p>
          </table:table-cell>
          <table:table-cell office:value-type="float" office:value="43960" table:style-name="ce11">
            <text:p>43,960</text:p>
          </table:table-cell>
          <table:table-cell office:value-type="float" office:value="22966" table:style-name="ce11">
            <text:p>22,966</text:p>
          </table:table-cell>
          <table:table-cell office:value-type="float" office:value="20994" table:style-name="ce10">
            <text:p>20,9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3" table:style-name="ce52">
            <text:p>11,563</text:p>
          </table:table-cell>
          <table:table-cell office:value-type="float" office:value="32030" table:style-name="ce11">
            <text:p>32,030</text:p>
          </table:table-cell>
          <table:table-cell office:value-type="float" office:value="16947" table:style-name="ce11">
            <text:p>16,947</text:p>
          </table:table-cell>
          <table:table-cell office:value-type="float" office:value="15083" table:style-name="ce10">
            <text:p>15,0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2358" table:style-name="ce52">
            <text:p>32,358</text:p>
          </table:table-cell>
          <table:table-cell office:value-type="float" office:value="87688" table:style-name="ce11">
            <text:p>87,688</text:p>
          </table:table-cell>
          <table:table-cell office:value-type="float" office:value="44197" table:style-name="ce11">
            <text:p>44,197</text:p>
          </table:table-cell>
          <table:table-cell office:value-type="float" office:value="43491" table:style-name="ce10">
            <text:p>43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224" table:style-name="ce52">
            <text:p>12,224</text:p>
          </table:table-cell>
          <table:table-cell office:value-type="float" office:value="34481" table:style-name="ce11">
            <text:p>34,481</text:p>
          </table:table-cell>
          <table:table-cell office:value-type="float" office:value="18213" table:style-name="ce11">
            <text:p>18,213</text:p>
          </table:table-cell>
          <table:table-cell office:value-type="float" office:value="16268" table:style-name="ce10">
            <text:p>16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848" table:style-name="ce52">
            <text:p>5,848</text:p>
          </table:table-cell>
          <table:table-cell office:value-type="float" office:value="15595" table:style-name="ce11">
            <text:p>15,595</text:p>
          </table:table-cell>
          <table:table-cell office:value-type="float" office:value="8154" table:style-name="ce11">
            <text:p>8,154</text:p>
          </table:table-cell>
          <table:table-cell office:value-type="float" office:value="7441" table:style-name="ce10">
            <text:p>7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14" table:style-name="ce52">
            <text:p>5,214</text:p>
          </table:table-cell>
          <table:table-cell office:value-type="float" office:value="13310" table:style-name="ce11">
            <text:p>13,310</text:p>
          </table:table-cell>
          <table:table-cell office:value-type="float" office:value="7111" table:style-name="ce11">
            <text:p>7,111</text:p>
          </table:table-cell>
          <table:table-cell office:value-type="float" office:value="6199" table:style-name="ce10">
            <text:p>6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73" table:style-name="ce52">
            <text:p>10,873</text:p>
          </table:table-cell>
          <table:table-cell office:value-type="float" office:value="31594" table:style-name="ce11">
            <text:p>31,594</text:p>
          </table:table-cell>
          <table:table-cell office:value-type="float" office:value="16486" table:style-name="ce11">
            <text:p>16,486</text:p>
          </table:table-cell>
          <table:table-cell office:value-type="float" office:value="15108" table:style-name="ce10">
            <text:p>15,1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8" table:style-name="ce52">
            <text:p>6,108</text:p>
          </table:table-cell>
          <table:table-cell office:value-type="float" office:value="16716" table:style-name="ce11">
            <text:p>16,716</text:p>
          </table:table-cell>
          <table:table-cell office:value-type="float" office:value="8868" table:style-name="ce11">
            <text:p>8,868</text:p>
          </table:table-cell>
          <table:table-cell office:value-type="float" office:value="7848" table:style-name="ce10">
            <text:p>7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38" table:style-name="ce52">
            <text:p>3,838</text:p>
          </table:table-cell>
          <table:table-cell office:value-type="float" office:value="9115" table:style-name="ce11">
            <text:p>9,115</text:p>
          </table:table-cell>
          <table:table-cell office:value-type="float" office:value="5039" table:style-name="ce11">
            <text:p>5,039</text:p>
          </table:table-cell>
          <table:table-cell office:value-type="float" office:value="4076" table:style-name="ce10">
            <text:p>4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09" table:style-name="ce52">
            <text:p>3,609</text:p>
          </table:table-cell>
          <table:table-cell office:value-type="float" office:value="10006" table:style-name="ce11">
            <text:p>10,006</text:p>
          </table:table-cell>
          <table:table-cell office:value-type="float" office:value="5306" table:style-name="ce11">
            <text:p>5,306</text:p>
          </table:table-cell>
          <table:table-cell office:value-type="float" office:value="4700" table:style-name="ce10">
            <text:p>4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7" table:style-name="ce52">
            <text:p>5,627</text:p>
          </table:table-cell>
          <table:table-cell office:value-type="float" office:value="15220" table:style-name="ce11">
            <text:p>15,220</text:p>
          </table:table-cell>
          <table:table-cell office:value-type="float" office:value="8066" table:style-name="ce11">
            <text:p>8,066</text:p>
          </table:table-cell>
          <table:table-cell office:value-type="float" office:value="7154" table:style-name="ce10">
            <text:p>7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18" table:style-name="ce52">
            <text:p>2,618</text:p>
          </table:table-cell>
          <table:table-cell office:value-type="float" office:value="6502" table:style-name="ce11">
            <text:p>6,502</text:p>
          </table:table-cell>
          <table:table-cell office:value-type="float" office:value="3649" table:style-name="ce11">
            <text:p>3,649</text:p>
          </table:table-cell>
          <table:table-cell office:value-type="float" office:value="2853" table:style-name="ce10">
            <text:p>2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53" table:style-name="ce52">
            <text:p>4,153</text:p>
          </table:table-cell>
          <table:table-cell office:value-type="float" office:value="11766" table:style-name="ce11">
            <text:p>11,766</text:p>
          </table:table-cell>
          <table:table-cell office:value-type="float" office:value="6250" table:style-name="ce11">
            <text:p>6,250</text:p>
          </table:table-cell>
          <table:table-cell office:value-type="float" office:value="5516" table:style-name="ce10">
            <text:p>5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0" table:style-name="ce52">
            <text:p>2,330</text:p>
          </table:table-cell>
          <table:table-cell office:value-type="float" office:value="6213" table:style-name="ce11">
            <text:p>6,213</text:p>
          </table:table-cell>
          <table:table-cell office:value-type="float" office:value="3391" table:style-name="ce11">
            <text:p>3,391</text:p>
          </table:table-cell>
          <table:table-cell office:value-type="float" office:value="2822" table:style-name="ce10">
            <text:p>2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3" table:style-name="ce52">
            <text:p>1,723</text:p>
          </table:table-cell>
          <table:table-cell office:value-type="float" office:value="4168" table:style-name="ce11">
            <text:p>4,168</text:p>
          </table:table-cell>
          <table:table-cell office:value-type="float" office:value="2305" table:style-name="ce11">
            <text:p>2,305</text:p>
          </table:table-cell>
          <table:table-cell office:value-type="float" office:value="1863" table:style-name="ce10">
            <text:p>1,86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2" table:style-name="ce53">
            <text:p>1,992</text:p>
          </table:table-cell>
          <table:table-cell office:value-type="float" office:value="5776" table:style-name="ce18">
            <text:p>5,776</text:p>
          </table:table-cell>
          <table:table-cell office:value-type="float" office:value="3113" table:style-name="ce18">
            <text:p>3,113</text:p>
          </table:table-cell>
          <table:table-cell office:value-type="float" office:value="2663" table:style-name="ce17">
            <text:p>2,663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401442" table:style-name="ce71">
            <text:p>401,442</text:p>
          </table:table-cell>
          <table:table-cell office:value-type="float" office:value="1246388" table:style-name="ce79">
            <text:p>1,246,388</text:p>
          </table:table-cell>
          <table:table-cell office:value-type="float" office:value="632294" table:style-name="ce79">
            <text:p>632,294</text:p>
          </table:table-cell>
          <table:table-cell office:value-type="float" office:value="614094" table:style-name="ce73">
            <text:p>614,0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644" table:style-name="ce52">
            <text:p>78,644</text:p>
          </table:table-cell>
          <table:table-cell office:value-type="float" office:value="226516" table:style-name="ce11">
            <text:p>226,516</text:p>
          </table:table-cell>
          <table:table-cell office:value-type="float" office:value="111235" table:style-name="ce11">
            <text:p>111,235</text:p>
          </table:table-cell>
          <table:table-cell office:value-type="float" office:value="115281" table:style-name="ce10">
            <text:p>115,2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490" table:style-name="ce52">
            <text:p>41,490</text:p>
          </table:table-cell>
          <table:table-cell office:value-type="float" office:value="122159" table:style-name="ce11">
            <text:p>122,159</text:p>
          </table:table-cell>
          <table:table-cell office:value-type="float" office:value="60327" table:style-name="ce11">
            <text:p>60,327</text:p>
          </table:table-cell>
          <table:table-cell office:value-type="float" office:value="61832" table:style-name="ce10">
            <text:p>61,83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569" table:style-name="ce52">
            <text:p>25,569</text:p>
          </table:table-cell>
          <table:table-cell office:value-type="float" office:value="85398" table:style-name="ce11">
            <text:p>85,398</text:p>
          </table:table-cell>
          <table:table-cell office:value-type="float" office:value="43203" table:style-name="ce11">
            <text:p>43,203</text:p>
          </table:table-cell>
          <table:table-cell office:value-type="float" office:value="42195" table:style-name="ce10">
            <text:p>42,1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735" table:style-name="ce52">
            <text:p>27,735</text:p>
          </table:table-cell>
          <table:table-cell office:value-type="float" office:value="88746" table:style-name="ce11">
            <text:p>88,746</text:p>
          </table:table-cell>
          <table:table-cell office:value-type="float" office:value="45013" table:style-name="ce11">
            <text:p>45,013</text:p>
          </table:table-cell>
          <table:table-cell office:value-type="float" office:value="43733" table:style-name="ce10">
            <text:p>43,7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308" table:style-name="ce52">
            <text:p>11,308</text:p>
          </table:table-cell>
          <table:table-cell office:value-type="float" office:value="33238" table:style-name="ce11">
            <text:p>33,238</text:p>
          </table:table-cell>
          <table:table-cell office:value-type="float" office:value="16643" table:style-name="ce11">
            <text:p>16,643</text:p>
          </table:table-cell>
          <table:table-cell office:value-type="float" office:value="16595" table:style-name="ce10">
            <text:p>16,5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925" table:style-name="ce52">
            <text:p>16,925</text:p>
          </table:table-cell>
          <table:table-cell office:value-type="float" office:value="54085" table:style-name="ce11">
            <text:p>54,085</text:p>
          </table:table-cell>
          <table:table-cell office:value-type="float" office:value="27351" table:style-name="ce11">
            <text:p>27,351</text:p>
          </table:table-cell>
          <table:table-cell office:value-type="float" office:value="26734" table:style-name="ce10">
            <text:p>26,7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516" table:style-name="ce52">
            <text:p>13,516</text:p>
          </table:table-cell>
          <table:table-cell office:value-type="float" office:value="39754" table:style-name="ce11">
            <text:p>39,754</text:p>
          </table:table-cell>
          <table:table-cell office:value-type="float" office:value="20351" table:style-name="ce11">
            <text:p>20,351</text:p>
          </table:table-cell>
          <table:table-cell office:value-type="float" office:value="19403" table:style-name="ce10">
            <text:p>19,4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462" table:style-name="ce52">
            <text:p>15,462</text:p>
          </table:table-cell>
          <table:table-cell office:value-type="float" office:value="48644" table:style-name="ce11">
            <text:p>48,644</text:p>
          </table:table-cell>
          <table:table-cell office:value-type="float" office:value="24902" table:style-name="ce11">
            <text:p>24,902</text:p>
          </table:table-cell>
          <table:table-cell office:value-type="float" office:value="23742" table:style-name="ce10">
            <text:p>23,7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603" table:style-name="ce52">
            <text:p>4,603</text:p>
          </table:table-cell>
          <table:table-cell office:value-type="float" office:value="16344" table:style-name="ce11">
            <text:p>16,344</text:p>
          </table:table-cell>
          <table:table-cell office:value-type="float" office:value="8425" table:style-name="ce11">
            <text:p>8,425</text:p>
          </table:table-cell>
          <table:table-cell office:value-type="float" office:value="7919" table:style-name="ce10">
            <text:p>7,9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893" table:style-name="ce52">
            <text:p>10,893</text:p>
          </table:table-cell>
          <table:table-cell office:value-type="float" office:value="37881" table:style-name="ce11">
            <text:p>37,881</text:p>
          </table:table-cell>
          <table:table-cell office:value-type="float" office:value="19088" table:style-name="ce11">
            <text:p>19,088</text:p>
          </table:table-cell>
          <table:table-cell office:value-type="float" office:value="18793" table:style-name="ce10">
            <text:p>18,7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381" table:style-name="ce52">
            <text:p>13,381</text:p>
          </table:table-cell>
          <table:table-cell office:value-type="float" office:value="45465" table:style-name="ce11">
            <text:p>45,465</text:p>
          </table:table-cell>
          <table:table-cell office:value-type="float" office:value="23746" table:style-name="ce11">
            <text:p>23,746</text:p>
          </table:table-cell>
          <table:table-cell office:value-type="float" office:value="21719" table:style-name="ce10">
            <text:p>21,7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274" table:style-name="ce52">
            <text:p>11,274</text:p>
          </table:table-cell>
          <table:table-cell office:value-type="float" office:value="38321" table:style-name="ce11">
            <text:p>38,321</text:p>
          </table:table-cell>
          <table:table-cell office:value-type="float" office:value="19698" table:style-name="ce11">
            <text:p>19,698</text:p>
          </table:table-cell>
          <table:table-cell office:value-type="float" office:value="18623" table:style-name="ce10">
            <text:p>18,6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604" table:style-name="ce52">
            <text:p>14,604</text:p>
          </table:table-cell>
          <table:table-cell office:value-type="float" office:value="44363" table:style-name="ce11">
            <text:p>44,363</text:p>
          </table:table-cell>
          <table:table-cell office:value-type="float" office:value="22712" table:style-name="ce11">
            <text:p>22,712</text:p>
          </table:table-cell>
          <table:table-cell office:value-type="float" office:value="21651" table:style-name="ce10">
            <text:p>21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2" table:style-name="ce52">
            <text:p>6,842</text:p>
          </table:table-cell>
          <table:table-cell office:value-type="float" office:value="22573" table:style-name="ce11">
            <text:p>22,573</text:p>
          </table:table-cell>
          <table:table-cell office:value-type="float" office:value="11864" table:style-name="ce11">
            <text:p>11,864</text:p>
          </table:table-cell>
          <table:table-cell office:value-type="float" office:value="10709" table:style-name="ce10">
            <text:p>10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2221" table:style-name="ce52">
            <text:p>12,221</text:p>
          </table:table-cell>
          <table:table-cell office:value-type="float" office:value="40151" table:style-name="ce11">
            <text:p>40,151</text:p>
          </table:table-cell>
          <table:table-cell office:value-type="float" office:value="20348" table:style-name="ce11">
            <text:p>20,348</text:p>
          </table:table-cell>
          <table:table-cell office:value-type="float" office:value="19803" table:style-name="ce10">
            <text:p>19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82" table:style-name="ce52">
            <text:p>9,382</text:p>
          </table:table-cell>
          <table:table-cell office:value-type="float" office:value="31393" table:style-name="ce11">
            <text:p>31,393</text:p>
          </table:table-cell>
          <table:table-cell office:value-type="float" office:value="16462" table:style-name="ce11">
            <text:p>16,462</text:p>
          </table:table-cell>
          <table:table-cell office:value-type="float" office:value="14931" table:style-name="ce10">
            <text:p>14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1172" table:style-name="ce52">
            <text:p>11,172</text:p>
          </table:table-cell>
          <table:table-cell office:value-type="float" office:value="33871" table:style-name="ce11">
            <text:p>33,871</text:p>
          </table:table-cell>
          <table:table-cell office:value-type="float" office:value="17399" table:style-name="ce11">
            <text:p>17,399</text:p>
          </table:table-cell>
          <table:table-cell office:value-type="float" office:value="16472" table:style-name="ce10">
            <text:p>16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221" table:style-name="ce52">
            <text:p>11,221</text:p>
          </table:table-cell>
          <table:table-cell office:value-type="float" office:value="35570" table:style-name="ce11">
            <text:p>35,570</text:p>
          </table:table-cell>
          <table:table-cell office:value-type="float" office:value="18421" table:style-name="ce11">
            <text:p>18,421</text:p>
          </table:table-cell>
          <table:table-cell office:value-type="float" office:value="17149" table:style-name="ce10">
            <text:p>17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393" table:style-name="ce52">
            <text:p>13,393</text:p>
          </table:table-cell>
          <table:table-cell office:value-type="float" office:value="41717" table:style-name="ce11">
            <text:p>41,717</text:p>
          </table:table-cell>
          <table:table-cell office:value-type="float" office:value="21398" table:style-name="ce11">
            <text:p>21,398</text:p>
          </table:table-cell>
          <table:table-cell office:value-type="float" office:value="20319" table:style-name="ce10">
            <text:p>20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5" table:style-name="ce52">
            <text:p>5,315</text:p>
          </table:table-cell>
          <table:table-cell office:value-type="float" office:value="14219" table:style-name="ce11">
            <text:p>14,219</text:p>
          </table:table-cell>
          <table:table-cell office:value-type="float" office:value="7469" table:style-name="ce11">
            <text:p>7,469</text:p>
          </table:table-cell>
          <table:table-cell office:value-type="float" office:value="6750" table:style-name="ce10">
            <text:p>6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271" table:style-name="ce52">
            <text:p>8,271</text:p>
          </table:table-cell>
          <table:table-cell office:value-type="float" office:value="26162" table:style-name="ce11">
            <text:p>26,162</text:p>
          </table:table-cell>
          <table:table-cell office:value-type="float" office:value="13488" table:style-name="ce11">
            <text:p>13,488</text:p>
          </table:table-cell>
          <table:table-cell office:value-type="float" office:value="12674" table:style-name="ce10">
            <text:p>12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216" table:style-name="ce52">
            <text:p>9,216</text:p>
          </table:table-cell>
          <table:table-cell office:value-type="float" office:value="29385" table:style-name="ce11">
            <text:p>29,385</text:p>
          </table:table-cell>
          <table:table-cell office:value-type="float" office:value="15147" table:style-name="ce11">
            <text:p>15,147</text:p>
          </table:table-cell>
          <table:table-cell office:value-type="float" office:value="14238" table:style-name="ce10">
            <text:p>14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0" table:style-name="ce52">
            <text:p>10,120</text:p>
          </table:table-cell>
          <table:table-cell office:value-type="float" office:value="31772" table:style-name="ce11">
            <text:p>31,772</text:p>
          </table:table-cell>
          <table:table-cell office:value-type="float" office:value="16783" table:style-name="ce11">
            <text:p>16,783</text:p>
          </table:table-cell>
          <table:table-cell office:value-type="float" office:value="14989" table:style-name="ce10">
            <text:p>14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42" table:style-name="ce52">
            <text:p>5,142</text:p>
          </table:table-cell>
          <table:table-cell office:value-type="float" office:value="15549" table:style-name="ce11">
            <text:p>15,549</text:p>
          </table:table-cell>
          <table:table-cell office:value-type="float" office:value="8378" table:style-name="ce11">
            <text:p>8,378</text:p>
          </table:table-cell>
          <table:table-cell office:value-type="float" office:value="7171" table:style-name="ce10">
            <text:p>7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76" table:style-name="ce52">
            <text:p>4,576</text:p>
          </table:table-cell>
          <table:table-cell office:value-type="float" office:value="14409" table:style-name="ce11">
            <text:p>14,409</text:p>
          </table:table-cell>
          <table:table-cell office:value-type="float" office:value="7518" table:style-name="ce11">
            <text:p>7,518</text:p>
          </table:table-cell>
          <table:table-cell office:value-type="float" office:value="6891" table:style-name="ce10">
            <text:p>6,89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167" table:style-name="ce53">
            <text:p>9,167</text:p>
          </table:table-cell>
          <table:table-cell office:value-type="float" office:value="28703" table:style-name="ce18">
            <text:p>28,703</text:p>
          </table:table-cell>
          <table:table-cell office:value-type="float" office:value="14925" table:style-name="ce18">
            <text:p>14,925</text:p>
          </table:table-cell>
          <table:table-cell office:value-type="float" office:value="13778" table:style-name="ce17">
            <text:p>13,77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750" table:style-name="ce71">
            <text:p>179,750</text:p>
          </table:table-cell>
          <table:table-cell office:value-type="float" office:value="480477" table:style-name="ce79">
            <text:p>480,477</text:p>
          </table:table-cell>
          <table:table-cell office:value-type="float" office:value="245201" table:style-name="ce79">
            <text:p>245,201</text:p>
          </table:table-cell>
          <table:table-cell office:value-type="float" office:value="235276" table:style-name="ce73">
            <text:p>235,2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731" table:style-name="ce52">
            <text:p>35,731</text:p>
          </table:table-cell>
          <table:table-cell office:value-type="float" office:value="97525" table:style-name="ce11">
            <text:p>97,525</text:p>
          </table:table-cell>
          <table:table-cell office:value-type="float" office:value="48651" table:style-name="ce11">
            <text:p>48,651</text:p>
          </table:table-cell>
          <table:table-cell office:value-type="float" office:value="48874" table:style-name="ce10">
            <text:p>48,8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82" table:style-name="ce52">
            <text:p>29,082</text:p>
          </table:table-cell>
          <table:table-cell office:value-type="float" office:value="77393" table:style-name="ce11">
            <text:p>77,393</text:p>
          </table:table-cell>
          <table:table-cell office:value-type="float" office:value="38300" table:style-name="ce11">
            <text:p>38,300</text:p>
          </table:table-cell>
          <table:table-cell office:value-type="float" office:value="39093" table:style-name="ce10">
            <text:p>39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410" table:style-name="ce52">
            <text:p>34,410</text:p>
          </table:table-cell>
          <table:table-cell office:value-type="float" office:value="96478" table:style-name="ce11">
            <text:p>96,478</text:p>
          </table:table-cell>
          <table:table-cell office:value-type="float" office:value="48440" table:style-name="ce11">
            <text:p>48,440</text:p>
          </table:table-cell>
          <table:table-cell office:value-type="float" office:value="48038" table:style-name="ce10">
            <text:p>48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5" table:style-name="ce52">
            <text:p>20,305</text:p>
          </table:table-cell>
          <table:table-cell office:value-type="float" office:value="52027" table:style-name="ce11">
            <text:p>52,027</text:p>
          </table:table-cell>
          <table:table-cell office:value-type="float" office:value="26554" table:style-name="ce11">
            <text:p>26,554</text:p>
          </table:table-cell>
          <table:table-cell office:value-type="float" office:value="25473" table:style-name="ce10">
            <text:p>25,4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13" table:style-name="ce52">
            <text:p>4,213</text:p>
          </table:table-cell>
          <table:table-cell office:value-type="float" office:value="10106" table:style-name="ce11">
            <text:p>10,106</text:p>
          </table:table-cell>
          <table:table-cell office:value-type="float" office:value="5288" table:style-name="ce11">
            <text:p>5,288</text:p>
          </table:table-cell>
          <table:table-cell office:value-type="float" office:value="4818" table:style-name="ce10">
            <text:p>4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06" table:style-name="ce52">
            <text:p>12,606</text:p>
          </table:table-cell>
          <table:table-cell office:value-type="float" office:value="36322" table:style-name="ce11">
            <text:p>36,322</text:p>
          </table:table-cell>
          <table:table-cell office:value-type="float" office:value="19152" table:style-name="ce11">
            <text:p>19,152</text:p>
          </table:table-cell>
          <table:table-cell office:value-type="float" office:value="17170" table:style-name="ce10">
            <text:p>17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72" table:style-name="ce52">
            <text:p>7,872</text:p>
          </table:table-cell>
          <table:table-cell office:value-type="float" office:value="16541" table:style-name="ce11">
            <text:p>16,541</text:p>
          </table:table-cell>
          <table:table-cell office:value-type="float" office:value="8832" table:style-name="ce11">
            <text:p>8,832</text:p>
          </table:table-cell>
          <table:table-cell office:value-type="float" office:value="7709" table:style-name="ce10">
            <text:p>7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48" table:style-name="ce52">
            <text:p>5,548</text:p>
          </table:table-cell>
          <table:table-cell office:value-type="float" office:value="13921" table:style-name="ce11">
            <text:p>13,921</text:p>
          </table:table-cell>
          <table:table-cell office:value-type="float" office:value="7611" table:style-name="ce11">
            <text:p>7,611</text:p>
          </table:table-cell>
          <table:table-cell office:value-type="float" office:value="6310" table:style-name="ce10">
            <text:p>6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686" table:style-name="ce52">
            <text:p>5,686</text:p>
          </table:table-cell>
          <table:table-cell office:value-type="float" office:value="14923" table:style-name="ce11">
            <text:p>14,923</text:p>
          </table:table-cell>
          <table:table-cell office:value-type="float" office:value="7901" table:style-name="ce11">
            <text:p>7,901</text:p>
          </table:table-cell>
          <table:table-cell office:value-type="float" office:value="7022" table:style-name="ce10">
            <text:p>7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25" table:style-name="ce52">
            <text:p>7,125</text:p>
          </table:table-cell>
          <table:table-cell office:value-type="float" office:value="17369" table:style-name="ce11">
            <text:p>17,369</text:p>
          </table:table-cell>
          <table:table-cell office:value-type="float" office:value="9386" table:style-name="ce11">
            <text:p>9,386</text:p>
          </table:table-cell>
          <table:table-cell office:value-type="float" office:value="7983" table:style-name="ce10">
            <text:p>7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38" table:style-name="ce52">
            <text:p>7,038</text:p>
          </table:table-cell>
          <table:table-cell office:value-type="float" office:value="16466" table:style-name="ce11">
            <text:p>16,466</text:p>
          </table:table-cell>
          <table:table-cell office:value-type="float" office:value="8653" table:style-name="ce11">
            <text:p>8,653</text:p>
          </table:table-cell>
          <table:table-cell office:value-type="float" office:value="7813" table:style-name="ce10">
            <text:p>7,8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5" table:style-name="ce52">
            <text:p>5,265</text:p>
          </table:table-cell>
          <table:table-cell office:value-type="float" office:value="15659" table:style-name="ce11">
            <text:p>15,659</text:p>
          </table:table-cell>
          <table:table-cell office:value-type="float" office:value="8347" table:style-name="ce11">
            <text:p>8,347</text:p>
          </table:table-cell>
          <table:table-cell office:value-type="float" office:value="7312" table:style-name="ce10">
            <text:p>7,3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69" table:style-name="ce53">
            <text:p>4,869</text:p>
          </table:table-cell>
          <table:table-cell office:value-type="float" office:value="15747" table:style-name="ce18">
            <text:p>15,747</text:p>
          </table:table-cell>
          <table:table-cell office:value-type="float" office:value="8086" table:style-name="ce18">
            <text:p>8,086</text:p>
          </table:table-cell>
          <table:table-cell office:value-type="float" office:value="7661" table:style-name="ce17">
            <text:p>7,66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5194" table:style-name="ce71">
            <text:p>245,194</text:p>
          </table:table-cell>
          <table:table-cell office:value-type="float" office:value="665376" table:style-name="ce79">
            <text:p>665,376</text:p>
          </table:table-cell>
          <table:table-cell office:value-type="float" office:value="343600" table:style-name="ce79">
            <text:p>343,600</text:p>
          </table:table-cell>
          <table:table-cell office:value-type="float" office:value="321776" table:style-name="ce73">
            <text:p>321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40052" table:style-name="ce52">
            <text:p>40,052</text:p>
          </table:table-cell>
          <table:table-cell office:value-type="float" office:value="107631" table:style-name="ce11">
            <text:p>107,631</text:p>
          </table:table-cell>
          <table:table-cell office:value-type="float" office:value="53249" table:style-name="ce11">
            <text:p>53,249</text:p>
          </table:table-cell>
          <table:table-cell office:value-type="float" office:value="54382" table:style-name="ce10">
            <text:p>54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333" table:style-name="ce52">
            <text:p>16,333</text:p>
          </table:table-cell>
          <table:table-cell office:value-type="float" office:value="43329" table:style-name="ce11">
            <text:p>43,329</text:p>
          </table:table-cell>
          <table:table-cell office:value-type="float" office:value="21938" table:style-name="ce11">
            <text:p>21,938</text:p>
          </table:table-cell>
          <table:table-cell office:value-type="float" office:value="21391" table:style-name="ce10">
            <text:p>21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369" table:style-name="ce52">
            <text:p>26,369</text:p>
          </table:table-cell>
          <table:table-cell office:value-type="float" office:value="70322" table:style-name="ce11">
            <text:p>70,322</text:p>
          </table:table-cell>
          <table:table-cell office:value-type="float" office:value="35417" table:style-name="ce11">
            <text:p>35,417</text:p>
          </table:table-cell>
          <table:table-cell office:value-type="float" office:value="34905" table:style-name="ce10">
            <text:p>34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150" table:style-name="ce52">
            <text:p>15,150</text:p>
          </table:table-cell>
          <table:table-cell office:value-type="float" office:value="44626" table:style-name="ce11">
            <text:p>44,626</text:p>
          </table:table-cell>
          <table:table-cell office:value-type="float" office:value="22426" table:style-name="ce11">
            <text:p>22,426</text:p>
          </table:table-cell>
          <table:table-cell office:value-type="float" office:value="22200" table:style-name="ce10">
            <text:p>22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641" table:style-name="ce52">
            <text:p>9,641</text:p>
          </table:table-cell>
          <table:table-cell office:value-type="float" office:value="27747" table:style-name="ce11">
            <text:p>27,747</text:p>
          </table:table-cell>
          <table:table-cell office:value-type="float" office:value="14473" table:style-name="ce11">
            <text:p>14,473</text:p>
          </table:table-cell>
          <table:table-cell office:value-type="float" office:value="13274" table:style-name="ce10">
            <text:p>13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02" table:style-name="ce52">
            <text:p>16,002</text:p>
          </table:table-cell>
          <table:table-cell office:value-type="float" office:value="37956" table:style-name="ce11">
            <text:p>37,956</text:p>
          </table:table-cell>
          <table:table-cell office:value-type="float" office:value="19584" table:style-name="ce11">
            <text:p>19,584</text:p>
          </table:table-cell>
          <table:table-cell office:value-type="float" office:value="18372" table:style-name="ce10">
            <text:p>18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95" table:style-name="ce52">
            <text:p>11,395</text:p>
          </table:table-cell>
          <table:table-cell office:value-type="float" office:value="30211" table:style-name="ce11">
            <text:p>30,211</text:p>
          </table:table-cell>
          <table:table-cell office:value-type="float" office:value="15852" table:style-name="ce11">
            <text:p>15,852</text:p>
          </table:table-cell>
          <table:table-cell office:value-type="float" office:value="14359" table:style-name="ce10">
            <text:p>14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9" table:style-name="ce52">
            <text:p>6,669</text:p>
          </table:table-cell>
          <table:table-cell office:value-type="float" office:value="18286" table:style-name="ce11">
            <text:p>18,286</text:p>
          </table:table-cell>
          <table:table-cell office:value-type="float" office:value="9721" table:style-name="ce11">
            <text:p>9,721</text:p>
          </table:table-cell>
          <table:table-cell office:value-type="float" office:value="8565" table:style-name="ce10">
            <text:p>8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40" table:style-name="ce52">
            <text:p>9,440</text:p>
          </table:table-cell>
          <table:table-cell office:value-type="float" office:value="27618" table:style-name="ce11">
            <text:p>27,618</text:p>
          </table:table-cell>
          <table:table-cell office:value-type="float" office:value="14381" table:style-name="ce11">
            <text:p>14,381</text:p>
          </table:table-cell>
          <table:table-cell office:value-type="float" office:value="13237" table:style-name="ce10">
            <text:p>13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66" table:style-name="ce52">
            <text:p>6,066</text:p>
          </table:table-cell>
          <table:table-cell office:value-type="float" office:value="17120" table:style-name="ce11">
            <text:p>17,120</text:p>
          </table:table-cell>
          <table:table-cell office:value-type="float" office:value="8966" table:style-name="ce11">
            <text:p>8,966</text:p>
          </table:table-cell>
          <table:table-cell office:value-type="float" office:value="8154" table:style-name="ce10">
            <text:p>8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2" table:style-name="ce52">
            <text:p>8,952</text:p>
          </table:table-cell>
          <table:table-cell office:value-type="float" office:value="25333" table:style-name="ce11">
            <text:p>25,333</text:p>
          </table:table-cell>
          <table:table-cell office:value-type="float" office:value="13538" table:style-name="ce11">
            <text:p>13,538</text:p>
          </table:table-cell>
          <table:table-cell office:value-type="float" office:value="11795" table:style-name="ce10">
            <text:p>11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49" table:style-name="ce52">
            <text:p>8,649</text:p>
          </table:table-cell>
          <table:table-cell office:value-type="float" office:value="23203" table:style-name="ce11">
            <text:p>23,203</text:p>
          </table:table-cell>
          <table:table-cell office:value-type="float" office:value="12249" table:style-name="ce11">
            <text:p>12,249</text:p>
          </table:table-cell>
          <table:table-cell office:value-type="float" office:value="10954" table:style-name="ce10">
            <text:p>10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426" table:style-name="ce52">
            <text:p>15,426</text:p>
          </table:table-cell>
          <table:table-cell office:value-type="float" office:value="48912" table:style-name="ce11">
            <text:p>48,912</text:p>
          </table:table-cell>
          <table:table-cell office:value-type="float" office:value="24242" table:style-name="ce11">
            <text:p>24,242</text:p>
          </table:table-cell>
          <table:table-cell office:value-type="float" office:value="24670" table:style-name="ce10">
            <text:p>24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4" table:style-name="ce52">
            <text:p>5,744</text:p>
          </table:table-cell>
          <table:table-cell office:value-type="float" office:value="13775" table:style-name="ce11">
            <text:p>13,775</text:p>
          </table:table-cell>
          <table:table-cell office:value-type="float" office:value="7633" table:style-name="ce11">
            <text:p>7,633</text:p>
          </table:table-cell>
          <table:table-cell office:value-type="float" office:value="6142" table:style-name="ce10">
            <text:p>6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4" table:style-name="ce52">
            <text:p>4,444</text:p>
          </table:table-cell>
          <table:table-cell office:value-type="float" office:value="12217" table:style-name="ce11">
            <text:p>12,217</text:p>
          </table:table-cell>
          <table:table-cell office:value-type="float" office:value="6547" table:style-name="ce11">
            <text:p>6,547</text:p>
          </table:table-cell>
          <table:table-cell office:value-type="float" office:value="5670" table:style-name="ce10">
            <text:p>5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461" table:style-name="ce52">
            <text:p>8,461</text:p>
          </table:table-cell>
          <table:table-cell office:value-type="float" office:value="22295" table:style-name="ce11">
            <text:p>22,295</text:p>
          </table:table-cell>
          <table:table-cell office:value-type="float" office:value="11926" table:style-name="ce11">
            <text:p>11,926</text:p>
          </table:table-cell>
          <table:table-cell office:value-type="float" office:value="10369" table:style-name="ce10">
            <text:p>10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052" table:style-name="ce52">
            <text:p>9,052</text:p>
          </table:table-cell>
          <table:table-cell office:value-type="float" office:value="23880" table:style-name="ce11">
            <text:p>23,880</text:p>
          </table:table-cell>
          <table:table-cell office:value-type="float" office:value="13078" table:style-name="ce11">
            <text:p>13,078</text:p>
          </table:table-cell>
          <table:table-cell office:value-type="float" office:value="10802" table:style-name="ce10">
            <text:p>10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561" table:style-name="ce52">
            <text:p>8,561</text:p>
          </table:table-cell>
          <table:table-cell office:value-type="float" office:value="21723" table:style-name="ce11">
            <text:p>21,723</text:p>
          </table:table-cell>
          <table:table-cell office:value-type="float" office:value="11839" table:style-name="ce11">
            <text:p>11,839</text:p>
          </table:table-cell>
          <table:table-cell office:value-type="float" office:value="9884" table:style-name="ce10">
            <text:p>9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266" table:style-name="ce52">
            <text:p>9,266</text:p>
          </table:table-cell>
          <table:table-cell office:value-type="float" office:value="25776" table:style-name="ce11">
            <text:p>25,776</text:p>
          </table:table-cell>
          <table:table-cell office:value-type="float" office:value="13729" table:style-name="ce11">
            <text:p>13,729</text:p>
          </table:table-cell>
          <table:table-cell office:value-type="float" office:value="12047" table:style-name="ce10">
            <text:p>12,04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522" table:style-name="ce53">
            <text:p>9,522</text:p>
          </table:table-cell>
          <table:table-cell office:value-type="float" office:value="23416" table:style-name="ce18">
            <text:p>23,416</text:p>
          </table:table-cell>
          <table:table-cell office:value-type="float" office:value="12812" table:style-name="ce18">
            <text:p>12,812</text:p>
          </table:table-cell>
          <table:table-cell office:value-type="float" office:value="10604" table:style-name="ce17">
            <text:p>10,60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5330" table:style-name="ce71">
            <text:p>185,330</text:p>
          </table:table-cell>
          <table:table-cell office:value-type="float" office:value="489509" table:style-name="ce79">
            <text:p>489,509</text:p>
          </table:table-cell>
          <table:table-cell office:value-type="float" office:value="253688" table:style-name="ce79">
            <text:p>253,688</text:p>
          </table:table-cell>
          <table:table-cell office:value-type="float" office:value="235821" table:style-name="ce73">
            <text:p>235,8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4000" table:style-name="ce52">
            <text:p>14,000</text:p>
          </table:table-cell>
          <table:table-cell office:value-type="float" office:value="38805" table:style-name="ce11">
            <text:p>38,805</text:p>
          </table:table-cell>
          <table:table-cell office:value-type="float" office:value="19694" table:style-name="ce11">
            <text:p>19,694</text:p>
          </table:table-cell>
          <table:table-cell office:value-type="float" office:value="19111" table:style-name="ce10">
            <text:p>19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82" table:style-name="ce52">
            <text:p>15,982</text:p>
          </table:table-cell>
          <table:table-cell office:value-type="float" office:value="40916" table:style-name="ce11">
            <text:p>40,916</text:p>
          </table:table-cell>
          <table:table-cell office:value-type="float" office:value="20606" table:style-name="ce11">
            <text:p>20,606</text:p>
          </table:table-cell>
          <table:table-cell office:value-type="float" office:value="20310" table:style-name="ce10">
            <text:p>20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743" table:style-name="ce52">
            <text:p>9,743</text:p>
          </table:table-cell>
          <table:table-cell office:value-type="float" office:value="25196" table:style-name="ce11">
            <text:p>25,196</text:p>
          </table:table-cell>
          <table:table-cell office:value-type="float" office:value="12820" table:style-name="ce11">
            <text:p>12,820</text:p>
          </table:table-cell>
          <table:table-cell office:value-type="float" office:value="12376" table:style-name="ce10">
            <text:p>12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505" table:style-name="ce52">
            <text:p>11,505</text:p>
          </table:table-cell>
          <table:table-cell office:value-type="float" office:value="29790" table:style-name="ce11">
            <text:p>29,790</text:p>
          </table:table-cell>
          <table:table-cell office:value-type="float" office:value="15108" table:style-name="ce11">
            <text:p>15,108</text:p>
          </table:table-cell>
          <table:table-cell office:value-type="float" office:value="14682" table:style-name="ce10">
            <text:p>14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6095" table:style-name="ce52">
            <text:p>26,095</text:p>
          </table:table-cell>
          <table:table-cell office:value-type="float" office:value="70265" table:style-name="ce11">
            <text:p>70,265</text:p>
          </table:table-cell>
          <table:table-cell office:value-type="float" office:value="35823" table:style-name="ce11">
            <text:p>35,823</text:p>
          </table:table-cell>
          <table:table-cell office:value-type="float" office:value="34442" table:style-name="ce10">
            <text:p>34,4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38" table:style-name="ce52">
            <text:p>5,238</text:p>
          </table:table-cell>
          <table:table-cell office:value-type="float" office:value="13586" table:style-name="ce11">
            <text:p>13,586</text:p>
          </table:table-cell>
          <table:table-cell office:value-type="float" office:value="7256" table:style-name="ce11">
            <text:p>7,256</text:p>
          </table:table-cell>
          <table:table-cell office:value-type="float" office:value="6330" table:style-name="ce10">
            <text:p>6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64" table:style-name="ce52">
            <text:p>10,864</text:p>
          </table:table-cell>
          <table:table-cell office:value-type="float" office:value="30418" table:style-name="ce11">
            <text:p>30,418</text:p>
          </table:table-cell>
          <table:table-cell office:value-type="float" office:value="16064" table:style-name="ce11">
            <text:p>16,064</text:p>
          </table:table-cell>
          <table:table-cell office:value-type="float" office:value="14354" table:style-name="ce10">
            <text:p>14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662" table:style-name="ce52">
            <text:p>8,662</text:p>
          </table:table-cell>
          <table:table-cell office:value-type="float" office:value="21440" table:style-name="ce11">
            <text:p>21,440</text:p>
          </table:table-cell>
          <table:table-cell office:value-type="float" office:value="11396" table:style-name="ce11">
            <text:p>11,396</text:p>
          </table:table-cell>
          <table:table-cell office:value-type="float" office:value="10044" table:style-name="ce10">
            <text:p>10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27" table:style-name="ce52">
            <text:p>9,027</text:p>
          </table:table-cell>
          <table:table-cell office:value-type="float" office:value="23328" table:style-name="ce11">
            <text:p>23,328</text:p>
          </table:table-cell>
          <table:table-cell office:value-type="float" office:value="12328" table:style-name="ce11">
            <text:p>12,328</text:p>
          </table:table-cell>
          <table:table-cell office:value-type="float" office:value="11000" table:style-name="ce10">
            <text:p>11,0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133" table:style-name="ce52">
            <text:p>7,133</text:p>
          </table:table-cell>
          <table:table-cell office:value-type="float" office:value="17073" table:style-name="ce11">
            <text:p>17,073</text:p>
          </table:table-cell>
          <table:table-cell office:value-type="float" office:value="8910" table:style-name="ce11">
            <text:p>8,910</text:p>
          </table:table-cell>
          <table:table-cell office:value-type="float" office:value="8163" table:style-name="ce10">
            <text:p>8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67" table:style-name="ce52">
            <text:p>5,767</text:p>
          </table:table-cell>
          <table:table-cell office:value-type="float" office:value="14532" table:style-name="ce11">
            <text:p>14,532</text:p>
          </table:table-cell>
          <table:table-cell office:value-type="float" office:value="7830" table:style-name="ce11">
            <text:p>7,830</text:p>
          </table:table-cell>
          <table:table-cell office:value-type="float" office:value="6702" table:style-name="ce10">
            <text:p>6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650" table:style-name="ce52">
            <text:p>18,650</text:p>
          </table:table-cell>
          <table:table-cell office:value-type="float" office:value="48040" table:style-name="ce11">
            <text:p>48,040</text:p>
          </table:table-cell>
          <table:table-cell office:value-type="float" office:value="24833" table:style-name="ce11">
            <text:p>24,833</text:p>
          </table:table-cell>
          <table:table-cell office:value-type="float" office:value="23207" table:style-name="ce10">
            <text:p>23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68" table:style-name="ce52">
            <text:p>16,168</text:p>
          </table:table-cell>
          <table:table-cell office:value-type="float" office:value="43193" table:style-name="ce11">
            <text:p>43,193</text:p>
          </table:table-cell>
          <table:table-cell office:value-type="float" office:value="22353" table:style-name="ce11">
            <text:p>22,353</text:p>
          </table:table-cell>
          <table:table-cell office:value-type="float" office:value="20840" table:style-name="ce10">
            <text:p>20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4" table:style-name="ce52">
            <text:p>11,714</text:p>
          </table:table-cell>
          <table:table-cell office:value-type="float" office:value="33877" table:style-name="ce11">
            <text:p>33,877</text:p>
          </table:table-cell>
          <table:table-cell office:value-type="float" office:value="18030" table:style-name="ce11">
            <text:p>18,030</text:p>
          </table:table-cell>
          <table:table-cell office:value-type="float" office:value="15847" table:style-name="ce10">
            <text:p>15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38" table:style-name="ce52">
            <text:p>6,738</text:p>
          </table:table-cell>
          <table:table-cell office:value-type="float" office:value="18142" table:style-name="ce11">
            <text:p>18,142</text:p>
          </table:table-cell>
          <table:table-cell office:value-type="float" office:value="9642" table:style-name="ce11">
            <text:p>9,642</text:p>
          </table:table-cell>
          <table:table-cell office:value-type="float" office:value="8500" table:style-name="ce10">
            <text:p>8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41" table:style-name="ce52">
            <text:p>4,241</text:p>
          </table:table-cell>
          <table:table-cell office:value-type="float" office:value="11007" table:style-name="ce11">
            <text:p>11,007</text:p>
          </table:table-cell>
          <table:table-cell office:value-type="float" office:value="5913" table:style-name="ce11">
            <text:p>5,913</text:p>
          </table:table-cell>
          <table:table-cell office:value-type="float" office:value="5094" table:style-name="ce10">
            <text:p>5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4" table:style-name="ce52">
            <text:p>1,934</text:p>
          </table:table-cell>
          <table:table-cell office:value-type="float" office:value="4498" table:style-name="ce11">
            <text:p>4,498</text:p>
          </table:table-cell>
          <table:table-cell office:value-type="float" office:value="2271" table:style-name="ce11">
            <text:p>2,271</text:p>
          </table:table-cell>
          <table:table-cell office:value-type="float" office:value="2227" table:style-name="ce10">
            <text:p>2,2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69" table:style-name="ce53">
            <text:p>1,869</text:p>
          </table:table-cell>
          <table:table-cell office:value-type="float" office:value="5403" table:style-name="ce18">
            <text:p>5,403</text:p>
          </table:table-cell>
          <table:table-cell office:value-type="float" office:value="2811" table:style-name="ce18">
            <text:p>2,811</text:p>
          </table:table-cell>
          <table:table-cell office:value-type="float" office:value="2592" table:style-name="ce17">
            <text:p>2,59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4483" table:style-name="ce71">
            <text:p>294,483</text:p>
          </table:table-cell>
          <table:table-cell office:value-type="float" office:value="799658" table:style-name="ce79">
            <text:p>799,658</text:p>
          </table:table-cell>
          <table:table-cell office:value-type="float" office:value="406589" table:style-name="ce79">
            <text:p>406,589</text:p>
          </table:table-cell>
          <table:table-cell office:value-type="float" office:value="393069" table:style-name="ce73">
            <text:p>393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510" table:style-name="ce52">
            <text:p>75,510</text:p>
          </table:table-cell>
          <table:table-cell office:value-type="float" office:value="193748" table:style-name="ce11">
            <text:p>193,748</text:p>
          </table:table-cell>
          <table:table-cell office:value-type="float" office:value="95139" table:style-name="ce11">
            <text:p>95,139</text:p>
          </table:table-cell>
          <table:table-cell office:value-type="float" office:value="98609" table:style-name="ce10">
            <text:p>98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468" table:style-name="ce52">
            <text:p>20,468</text:p>
          </table:table-cell>
          <table:table-cell office:value-type="float" office:value="53119" table:style-name="ce11">
            <text:p>53,119</text:p>
          </table:table-cell>
          <table:table-cell office:value-type="float" office:value="26323" table:style-name="ce11">
            <text:p>26,323</text:p>
          </table:table-cell>
          <table:table-cell office:value-type="float" office:value="26796" table:style-name="ce10">
            <text:p>26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357" table:style-name="ce52">
            <text:p>17,357</text:p>
          </table:table-cell>
          <table:table-cell office:value-type="float" office:value="45904" table:style-name="ce11">
            <text:p>45,904</text:p>
          </table:table-cell>
          <table:table-cell office:value-type="float" office:value="23114" table:style-name="ce11">
            <text:p>23,114</text:p>
          </table:table-cell>
          <table:table-cell office:value-type="float" office:value="22790" table:style-name="ce10">
            <text:p>22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64" table:style-name="ce52">
            <text:p>11,964</text:p>
          </table:table-cell>
          <table:table-cell office:value-type="float" office:value="29879" table:style-name="ce11">
            <text:p>29,879</text:p>
          </table:table-cell>
          <table:table-cell office:value-type="float" office:value="15281" table:style-name="ce11">
            <text:p>15,281</text:p>
          </table:table-cell>
          <table:table-cell office:value-type="float" office:value="14598" table:style-name="ce10">
            <text:p>14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892" table:style-name="ce52">
            <text:p>15,892</text:p>
          </table:table-cell>
          <table:table-cell office:value-type="float" office:value="49510" table:style-name="ce11">
            <text:p>49,510</text:p>
          </table:table-cell>
          <table:table-cell office:value-type="float" office:value="25662" table:style-name="ce11">
            <text:p>25,662</text:p>
          </table:table-cell>
          <table:table-cell office:value-type="float" office:value="23848" table:style-name="ce10">
            <text:p>23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605" table:style-name="ce52">
            <text:p>10,605</text:p>
          </table:table-cell>
          <table:table-cell office:value-type="float" office:value="29215" table:style-name="ce11">
            <text:p>29,215</text:p>
          </table:table-cell>
          <table:table-cell office:value-type="float" office:value="15108" table:style-name="ce11">
            <text:p>15,108</text:p>
          </table:table-cell>
          <table:table-cell office:value-type="float" office:value="14107" table:style-name="ce10">
            <text:p>14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50" table:style-name="ce52">
            <text:p>3,950</text:p>
          </table:table-cell>
          <table:table-cell office:value-type="float" office:value="10582" table:style-name="ce11">
            <text:p>10,582</text:p>
          </table:table-cell>
          <table:table-cell office:value-type="float" office:value="5432" table:style-name="ce11">
            <text:p>5,432</text:p>
          </table:table-cell>
          <table:table-cell office:value-type="float" office:value="5150" table:style-name="ce10">
            <text:p>5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443" table:style-name="ce52">
            <text:p>7,443</text:p>
          </table:table-cell>
          <table:table-cell office:value-type="float" office:value="21667" table:style-name="ce11">
            <text:p>21,667</text:p>
          </table:table-cell>
          <table:table-cell office:value-type="float" office:value="11115" table:style-name="ce11">
            <text:p>11,115</text:p>
          </table:table-cell>
          <table:table-cell office:value-type="float" office:value="10552" table:style-name="ce10">
            <text:p>10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445" table:style-name="ce52">
            <text:p>8,445</text:p>
          </table:table-cell>
          <table:table-cell office:value-type="float" office:value="25661" table:style-name="ce11">
            <text:p>25,661</text:p>
          </table:table-cell>
          <table:table-cell office:value-type="float" office:value="12996" table:style-name="ce11">
            <text:p>12,996</text:p>
          </table:table-cell>
          <table:table-cell office:value-type="float" office:value="12665" table:style-name="ce10">
            <text:p>12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8011" table:style-name="ce52">
            <text:p>8,011</text:p>
          </table:table-cell>
          <table:table-cell office:value-type="float" office:value="24392" table:style-name="ce11">
            <text:p>24,392</text:p>
          </table:table-cell>
          <table:table-cell office:value-type="float" office:value="12639" table:style-name="ce11">
            <text:p>12,639</text:p>
          </table:table-cell>
          <table:table-cell office:value-type="float" office:value="11753" table:style-name="ce10">
            <text:p>11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30" table:style-name="ce52">
            <text:p>9,130</text:p>
          </table:table-cell>
          <table:table-cell office:value-type="float" office:value="23270" table:style-name="ce11">
            <text:p>23,270</text:p>
          </table:table-cell>
          <table:table-cell office:value-type="float" office:value="12308" table:style-name="ce11">
            <text:p>12,308</text:p>
          </table:table-cell>
          <table:table-cell office:value-type="float" office:value="10962" table:style-name="ce10">
            <text:p>10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609" table:style-name="ce52">
            <text:p>6,609</text:p>
          </table:table-cell>
          <table:table-cell office:value-type="float" office:value="19592" table:style-name="ce11">
            <text:p>19,592</text:p>
          </table:table-cell>
          <table:table-cell office:value-type="float" office:value="10196" table:style-name="ce11">
            <text:p>10,196</text:p>
          </table:table-cell>
          <table:table-cell office:value-type="float" office:value="9396" table:style-name="ce10">
            <text:p>9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389" table:style-name="ce52">
            <text:p>19,389</text:p>
          </table:table-cell>
          <table:table-cell office:value-type="float" office:value="52268" table:style-name="ce11">
            <text:p>52,268</text:p>
          </table:table-cell>
          <table:table-cell office:value-type="float" office:value="26871" table:style-name="ce11">
            <text:p>26,871</text:p>
          </table:table-cell>
          <table:table-cell office:value-type="float" office:value="25397" table:style-name="ce10">
            <text:p>25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81" table:style-name="ce52">
            <text:p>5,681</text:p>
          </table:table-cell>
          <table:table-cell office:value-type="float" office:value="16147" table:style-name="ce11">
            <text:p>16,147</text:p>
          </table:table-cell>
          <table:table-cell office:value-type="float" office:value="8589" table:style-name="ce11">
            <text:p>8,589</text:p>
          </table:table-cell>
          <table:table-cell office:value-type="float" office:value="7558" table:style-name="ce10">
            <text:p>7,5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88" table:style-name="ce52">
            <text:p>3,488</text:p>
          </table:table-cell>
          <table:table-cell office:value-type="float" office:value="9772" table:style-name="ce11">
            <text:p>9,772</text:p>
          </table:table-cell>
          <table:table-cell office:value-type="float" office:value="5162" table:style-name="ce11">
            <text:p>5,162</text:p>
          </table:table-cell>
          <table:table-cell office:value-type="float" office:value="4610" table:style-name="ce10">
            <text:p>4,6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703" table:style-name="ce52">
            <text:p>8,703</text:p>
          </table:table-cell>
          <table:table-cell office:value-type="float" office:value="23085" table:style-name="ce11">
            <text:p>23,085</text:p>
          </table:table-cell>
          <table:table-cell office:value-type="float" office:value="12001" table:style-name="ce11">
            <text:p>12,001</text:p>
          </table:table-cell>
          <table:table-cell office:value-type="float" office:value="11084" table:style-name="ce10">
            <text:p>11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62" table:style-name="ce52">
            <text:p>11,962</text:p>
          </table:table-cell>
          <table:table-cell office:value-type="float" office:value="33155" table:style-name="ce11">
            <text:p>33,155</text:p>
          </table:table-cell>
          <table:table-cell office:value-type="float" office:value="17195" table:style-name="ce11">
            <text:p>17,195</text:p>
          </table:table-cell>
          <table:table-cell office:value-type="float" office:value="15960" table:style-name="ce10">
            <text:p>15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84" table:style-name="ce52">
            <text:p>4,584</text:p>
          </table:table-cell>
          <table:table-cell office:value-type="float" office:value="15064" table:style-name="ce11">
            <text:p>15,064</text:p>
          </table:table-cell>
          <table:table-cell office:value-type="float" office:value="7599" table:style-name="ce11">
            <text:p>7,599</text:p>
          </table:table-cell>
          <table:table-cell office:value-type="float" office:value="7465" table:style-name="ce10">
            <text:p>7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16" table:style-name="ce52">
            <text:p>6,616</text:p>
          </table:table-cell>
          <table:table-cell office:value-type="float" office:value="16828" table:style-name="ce11">
            <text:p>16,828</text:p>
          </table:table-cell>
          <table:table-cell office:value-type="float" office:value="8561" table:style-name="ce11">
            <text:p>8,561</text:p>
          </table:table-cell>
          <table:table-cell office:value-type="float" office:value="8267" table:style-name="ce10">
            <text:p>8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812" table:style-name="ce52">
            <text:p>3,812</text:p>
          </table:table-cell>
          <table:table-cell office:value-type="float" office:value="10092" table:style-name="ce11">
            <text:p>10,092</text:p>
          </table:table-cell>
          <table:table-cell office:value-type="float" office:value="5149" table:style-name="ce11">
            <text:p>5,149</text:p>
          </table:table-cell>
          <table:table-cell office:value-type="float" office:value="4943" table:style-name="ce10">
            <text:p>4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7" table:style-name="ce52">
            <text:p>6,957</text:p>
          </table:table-cell>
          <table:table-cell office:value-type="float" office:value="18105" table:style-name="ce11">
            <text:p>18,105</text:p>
          </table:table-cell>
          <table:table-cell office:value-type="float" office:value="9337" table:style-name="ce11">
            <text:p>9,337</text:p>
          </table:table-cell>
          <table:table-cell office:value-type="float" office:value="8768" table:style-name="ce10">
            <text:p>8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805" table:style-name="ce52">
            <text:p>4,805</text:p>
          </table:table-cell>
          <table:table-cell office:value-type="float" office:value="12230" table:style-name="ce11">
            <text:p>12,230</text:p>
          </table:table-cell>
          <table:table-cell office:value-type="float" office:value="6641" table:style-name="ce11">
            <text:p>6,641</text:p>
          </table:table-cell>
          <table:table-cell office:value-type="float" office:value="5589" table:style-name="ce10">
            <text:p>5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555" table:style-name="ce52">
            <text:p>3,555</text:p>
          </table:table-cell>
          <table:table-cell office:value-type="float" office:value="8282" table:style-name="ce11">
            <text:p>8,282</text:p>
          </table:table-cell>
          <table:table-cell office:value-type="float" office:value="4428" table:style-name="ce11">
            <text:p>4,428</text:p>
          </table:table-cell>
          <table:table-cell office:value-type="float" office:value="3854" table:style-name="ce10">
            <text:p>3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45" table:style-name="ce52">
            <text:p>3,045</text:p>
          </table:table-cell>
          <table:table-cell office:value-type="float" office:value="7538" table:style-name="ce11">
            <text:p>7,538</text:p>
          </table:table-cell>
          <table:table-cell office:value-type="float" office:value="4075" table:style-name="ce11">
            <text:p>4,075</text:p>
          </table:table-cell>
          <table:table-cell office:value-type="float" office:value="3463" table:style-name="ce10">
            <text:p>3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0" table:style-name="ce52">
            <text:p>2,030</text:p>
          </table:table-cell>
          <table:table-cell office:value-type="float" office:value="5165" table:style-name="ce11">
            <text:p>5,165</text:p>
          </table:table-cell>
          <table:table-cell office:value-type="float" office:value="2705" table:style-name="ce11">
            <text:p>2,705</text:p>
          </table:table-cell>
          <table:table-cell office:value-type="float" office:value="2460" table:style-name="ce10">
            <text:p>2,4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409" table:style-name="ce52">
            <text:p>2,409</text:p>
          </table:table-cell>
          <table:table-cell office:value-type="float" office:value="7805" table:style-name="ce11">
            <text:p>7,805</text:p>
          </table:table-cell>
          <table:table-cell office:value-type="float" office:value="3923" table:style-name="ce11">
            <text:p>3,923</text:p>
          </table:table-cell>
          <table:table-cell office:value-type="float" office:value="3882" table:style-name="ce10">
            <text:p>3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101" table:style-name="ce52">
            <text:p>1,101</text:p>
          </table:table-cell>
          <table:table-cell office:value-type="float" office:value="3331" table:style-name="ce11">
            <text:p>3,331</text:p>
          </table:table-cell>
          <table:table-cell office:value-type="float" office:value="1698" table:style-name="ce11">
            <text:p>1,698</text:p>
          </table:table-cell>
          <table:table-cell office:value-type="float" office:value="1633" table:style-name="ce10">
            <text:p>1,6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119" table:style-name="ce52">
            <text:p>2,119</text:p>
          </table:table-cell>
          <table:table-cell office:value-type="float" office:value="6801" table:style-name="ce11">
            <text:p>6,801</text:p>
          </table:table-cell>
          <table:table-cell office:value-type="float" office:value="3428" table:style-name="ce11">
            <text:p>3,428</text:p>
          </table:table-cell>
          <table:table-cell office:value-type="float" office:value="3373" table:style-name="ce10">
            <text:p>3,3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43" table:style-name="ce52">
            <text:p>1,443</text:p>
          </table:table-cell>
          <table:table-cell office:value-type="float" office:value="5342" table:style-name="ce11">
            <text:p>5,342</text:p>
          </table:table-cell>
          <table:table-cell office:value-type="float" office:value="2754" table:style-name="ce11">
            <text:p>2,754</text:p>
          </table:table-cell>
          <table:table-cell office:value-type="float" office:value="2588" table:style-name="ce10">
            <text:p>2,5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85" table:style-name="ce52">
            <text:p>2,285</text:p>
          </table:table-cell>
          <table:table-cell office:value-type="float" office:value="7451" table:style-name="ce11">
            <text:p>7,451</text:p>
          </table:table-cell>
          <table:table-cell office:value-type="float" office:value="3727" table:style-name="ce11">
            <text:p>3,727</text:p>
          </table:table-cell>
          <table:table-cell office:value-type="float" office:value="3724" table:style-name="ce10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63" table:style-name="ce52">
            <text:p>1,463</text:p>
          </table:table-cell>
          <table:table-cell office:value-type="float" office:value="4905" table:style-name="ce11">
            <text:p>4,905</text:p>
          </table:table-cell>
          <table:table-cell office:value-type="float" office:value="2485" table:style-name="ce11">
            <text:p>2,485</text:p>
          </table:table-cell>
          <table:table-cell office:value-type="float" office:value="2420" table:style-name="ce10">
            <text:p>2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20" table:style-name="ce52">
            <text:p>1,620</text:p>
          </table:table-cell>
          <table:table-cell office:value-type="float" office:value="4903" table:style-name="ce11">
            <text:p>4,903</text:p>
          </table:table-cell>
          <table:table-cell office:value-type="float" office:value="2521" table:style-name="ce11">
            <text:p>2,521</text:p>
          </table:table-cell>
          <table:table-cell office:value-type="float" office:value="2382" table:style-name="ce10">
            <text:p>2,38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2032" table:style-name="ce53">
            <text:p>2,032</text:p>
          </table:table-cell>
          <table:table-cell office:value-type="float" office:value="4850" table:style-name="ce18">
            <text:p>4,850</text:p>
          </table:table-cell>
          <table:table-cell office:value-type="float" office:value="2427" table:style-name="ce18">
            <text:p>2,427</text:p>
          </table:table-cell>
          <table:table-cell office:value-type="float" office:value="2423" table:style-name="ce17">
            <text:p>2,423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4203" table:style-name="ce71">
            <text:p>84,203</text:p>
          </table:table-cell>
          <table:table-cell office:value-type="float" office:value="212824" table:style-name="ce79">
            <text:p>212,824</text:p>
          </table:table-cell>
          <table:table-cell office:value-type="float" office:value="108967" table:style-name="ce79">
            <text:p>108,967</text:p>
          </table:table-cell>
          <table:table-cell office:value-type="float" office:value="103857" table:style-name="ce73">
            <text:p>103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711" table:style-name="ce52">
            <text:p>40,711</text:p>
          </table:table-cell>
          <table:table-cell office:value-type="float" office:value="103259" table:style-name="ce11">
            <text:p>103,259</text:p>
          </table:table-cell>
          <table:table-cell office:value-type="float" office:value="51285" table:style-name="ce11">
            <text:p>51,285</text:p>
          </table:table-cell>
          <table:table-cell office:value-type="float" office:value="51974" table:style-name="ce10">
            <text:p>51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35" table:style-name="ce52">
            <text:p>5,335</text:p>
          </table:table-cell>
          <table:table-cell office:value-type="float" office:value="13241" table:style-name="ce11">
            <text:p>13,241</text:p>
          </table:table-cell>
          <table:table-cell office:value-type="float" office:value="6950" table:style-name="ce11">
            <text:p>6,950</text:p>
          </table:table-cell>
          <table:table-cell office:value-type="float" office:value="6291" table:style-name="ce10">
            <text:p>6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0" table:style-name="ce52">
            <text:p>3,200</text:p>
          </table:table-cell>
          <table:table-cell office:value-type="float" office:value="8209" table:style-name="ce11">
            <text:p>8,209</text:p>
          </table:table-cell>
          <table:table-cell office:value-type="float" office:value="4226" table:style-name="ce11">
            <text:p>4,226</text:p>
          </table:table-cell>
          <table:table-cell office:value-type="float" office:value="3983" table:style-name="ce10">
            <text:p>3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91" table:style-name="ce52">
            <text:p>6,891</text:p>
          </table:table-cell>
          <table:table-cell office:value-type="float" office:value="16855" table:style-name="ce11">
            <text:p>16,855</text:p>
          </table:table-cell>
          <table:table-cell office:value-type="float" office:value="8810" table:style-name="ce11">
            <text:p>8,810</text:p>
          </table:table-cell>
          <table:table-cell office:value-type="float" office:value="8045" table:style-name="ce10">
            <text:p>8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82" table:style-name="ce52">
            <text:p>2,482</text:p>
          </table:table-cell>
          <table:table-cell office:value-type="float" office:value="5652" table:style-name="ce11">
            <text:p>5,652</text:p>
          </table:table-cell>
          <table:table-cell office:value-type="float" office:value="2936" table:style-name="ce11">
            <text:p>2,936</text:p>
          </table:table-cell>
          <table:table-cell office:value-type="float" office:value="2716" table:style-name="ce10">
            <text:p>2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22" table:style-name="ce52">
            <text:p>4,822</text:p>
          </table:table-cell>
          <table:table-cell office:value-type="float" office:value="10762" table:style-name="ce11">
            <text:p>10,762</text:p>
          </table:table-cell>
          <table:table-cell office:value-type="float" office:value="5708" table:style-name="ce11">
            <text:p>5,708</text:p>
          </table:table-cell>
          <table:table-cell office:value-type="float" office:value="5054" table:style-name="ce10">
            <text:p>5,0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686" table:style-name="ce52">
            <text:p>3,686</text:p>
          </table:table-cell>
          <table:table-cell office:value-type="float" office:value="8114" table:style-name="ce11">
            <text:p>8,114</text:p>
          </table:table-cell>
          <table:table-cell office:value-type="float" office:value="4432" table:style-name="ce11">
            <text:p>4,432</text:p>
          </table:table-cell>
          <table:table-cell office:value-type="float" office:value="3682" table:style-name="ce10">
            <text:p>3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00" table:style-name="ce52">
            <text:p>2,900</text:p>
          </table:table-cell>
          <table:table-cell office:value-type="float" office:value="6776" table:style-name="ce11">
            <text:p>6,776</text:p>
          </table:table-cell>
          <table:table-cell office:value-type="float" office:value="3816" table:style-name="ce11">
            <text:p>3,816</text:p>
          </table:table-cell>
          <table:table-cell office:value-type="float" office:value="2960" table:style-name="ce10">
            <text:p>2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02" table:style-name="ce52">
            <text:p>3,002</text:p>
          </table:table-cell>
          <table:table-cell office:value-type="float" office:value="7338" table:style-name="ce11">
            <text:p>7,338</text:p>
          </table:table-cell>
          <table:table-cell office:value-type="float" office:value="3860" table:style-name="ce11">
            <text:p>3,860</text:p>
          </table:table-cell>
          <table:table-cell office:value-type="float" office:value="3478" table:style-name="ce10">
            <text:p>3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60" table:style-name="ce52">
            <text:p>3,160</text:p>
          </table:table-cell>
          <table:table-cell office:value-type="float" office:value="8013" table:style-name="ce11">
            <text:p>8,013</text:p>
          </table:table-cell>
          <table:table-cell office:value-type="float" office:value="4124" table:style-name="ce11">
            <text:p>4,124</text:p>
          </table:table-cell>
          <table:table-cell office:value-type="float" office:value="3889" table:style-name="ce10">
            <text:p>3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221" table:style-name="ce52">
            <text:p>1,221</text:p>
          </table:table-cell>
          <table:table-cell office:value-type="float" office:value="4281" table:style-name="ce11">
            <text:p>4,281</text:p>
          </table:table-cell>
          <table:table-cell office:value-type="float" office:value="2297" table:style-name="ce11">
            <text:p>2,297</text:p>
          </table:table-cell>
          <table:table-cell office:value-type="float" office:value="1984" table:style-name="ce10">
            <text:p>1,9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84" table:style-name="ce52">
            <text:p>1,084</text:p>
          </table:table-cell>
          <table:table-cell office:value-type="float" office:value="3647" table:style-name="ce11">
            <text:p>3,647</text:p>
          </table:table-cell>
          <table:table-cell office:value-type="float" office:value="1920" table:style-name="ce11">
            <text:p>1,920</text:p>
          </table:table-cell>
          <table:table-cell office:value-type="float" office:value="1727" table:style-name="ce10">
            <text:p>1,7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7" table:style-name="ce52">
            <text:p>1,097</text:p>
          </table:table-cell>
          <table:table-cell office:value-type="float" office:value="4188" table:style-name="ce11">
            <text:p>4,188</text:p>
          </table:table-cell>
          <table:table-cell office:value-type="float" office:value="2210" table:style-name="ce11">
            <text:p>2,210</text:p>
          </table:table-cell>
          <table:table-cell office:value-type="float" office:value="1978" table:style-name="ce10">
            <text:p>1,9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51" table:style-name="ce52">
            <text:p>1,451</text:p>
          </table:table-cell>
          <table:table-cell office:value-type="float" office:value="3509" table:style-name="ce11">
            <text:p>3,509</text:p>
          </table:table-cell>
          <table:table-cell office:value-type="float" office:value="1899" table:style-name="ce11">
            <text:p>1,899</text:p>
          </table:table-cell>
          <table:table-cell office:value-type="float" office:value="1610" table:style-name="ce10">
            <text:p>1,6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206" table:style-name="ce52">
            <text:p>1,206</text:p>
          </table:table-cell>
          <table:table-cell office:value-type="float" office:value="3736" table:style-name="ce11">
            <text:p>3,736</text:p>
          </table:table-cell>
          <table:table-cell office:value-type="float" office:value="1878" table:style-name="ce11">
            <text:p>1,878</text:p>
          </table:table-cell>
          <table:table-cell office:value-type="float" office:value="1858" table:style-name="ce10">
            <text:p>1,85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55" table:style-name="ce53">
            <text:p>1,955</text:p>
          </table:table-cell>
          <table:table-cell office:value-type="float" office:value="5244" table:style-name="ce18">
            <text:p>5,244</text:p>
          </table:table-cell>
          <table:table-cell office:value-type="float" office:value="2616" table:style-name="ce18">
            <text:p>2,616</text:p>
          </table:table-cell>
          <table:table-cell office:value-type="float" office:value="2628" table:style-name="ce17">
            <text:p>2,62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957" table:style-name="ce71">
            <text:p>127,957</text:p>
          </table:table-cell>
          <table:table-cell office:value-type="float" office:value="319024" table:style-name="ce79">
            <text:p>319,024</text:p>
          </table:table-cell>
          <table:table-cell office:value-type="float" office:value="160992" table:style-name="ce79">
            <text:p>160,992</text:p>
          </table:table-cell>
          <table:table-cell office:value-type="float" office:value="158032" table:style-name="ce73">
            <text:p>158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60" table:style-name="ce52">
            <text:p>41,560</text:p>
          </table:table-cell>
          <table:table-cell office:value-type="float" office:value="99619" table:style-name="ce11">
            <text:p>99,619</text:p>
          </table:table-cell>
          <table:table-cell office:value-type="float" office:value="47814" table:style-name="ce11">
            <text:p>47,814</text:p>
          </table:table-cell>
          <table:table-cell office:value-type="float" office:value="51805" table:style-name="ce10">
            <text:p>51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50" table:style-name="ce52">
            <text:p>4,350</text:p>
          </table:table-cell>
          <table:table-cell office:value-type="float" office:value="10578" table:style-name="ce11">
            <text:p>10,578</text:p>
          </table:table-cell>
          <table:table-cell office:value-type="float" office:value="5468" table:style-name="ce11">
            <text:p>5,468</text:p>
          </table:table-cell>
          <table:table-cell office:value-type="float" office:value="5110" table:style-name="ce10">
            <text:p>5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3" table:style-name="ce52">
            <text:p>8,863</text:p>
          </table:table-cell>
          <table:table-cell office:value-type="float" office:value="22538" table:style-name="ce11">
            <text:p>22,538</text:p>
          </table:table-cell>
          <table:table-cell office:value-type="float" office:value="11893" table:style-name="ce11">
            <text:p>11,893</text:p>
          </table:table-cell>
          <table:table-cell office:value-type="float" office:value="10645" table:style-name="ce10">
            <text:p>10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8281" table:style-name="ce52">
            <text:p>8,281</text:p>
          </table:table-cell>
          <table:table-cell office:value-type="float" office:value="20273" table:style-name="ce11">
            <text:p>20,273</text:p>
          </table:table-cell>
          <table:table-cell office:value-type="float" office:value="10319" table:style-name="ce11">
            <text:p>10,319</text:p>
          </table:table-cell>
          <table:table-cell office:value-type="float" office:value="9954" table:style-name="ce10">
            <text:p>9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3082" table:style-name="ce52">
            <text:p>33,082</text:p>
          </table:table-cell>
          <table:table-cell office:value-type="float" office:value="82616" table:style-name="ce11">
            <text:p>82,616</text:p>
          </table:table-cell>
          <table:table-cell office:value-type="float" office:value="41192" table:style-name="ce11">
            <text:p>41,192</text:p>
          </table:table-cell>
          <table:table-cell office:value-type="float" office:value="41424" table:style-name="ce10">
            <text:p>41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86" table:style-name="ce52">
            <text:p>7,386</text:p>
          </table:table-cell>
          <table:table-cell office:value-type="float" office:value="17176" table:style-name="ce11">
            <text:p>17,176</text:p>
          </table:table-cell>
          <table:table-cell office:value-type="float" office:value="9115" table:style-name="ce11">
            <text:p>9,115</text:p>
          </table:table-cell>
          <table:table-cell office:value-type="float" office:value="8061" table:style-name="ce10">
            <text:p>8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59" table:style-name="ce52">
            <text:p>4,959</text:p>
          </table:table-cell>
          <table:table-cell office:value-type="float" office:value="12057" table:style-name="ce11">
            <text:p>12,057</text:p>
          </table:table-cell>
          <table:table-cell office:value-type="float" office:value="6402" table:style-name="ce11">
            <text:p>6,402</text:p>
          </table:table-cell>
          <table:table-cell office:value-type="float" office:value="5655" table:style-name="ce10">
            <text:p>5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5" table:style-name="ce52">
            <text:p>1,685</text:p>
          </table:table-cell>
          <table:table-cell office:value-type="float" office:value="4342" table:style-name="ce11">
            <text:p>4,342</text:p>
          </table:table-cell>
          <table:table-cell office:value-type="float" office:value="2430" table:style-name="ce11">
            <text:p>2,430</text:p>
          </table:table-cell>
          <table:table-cell office:value-type="float" office:value="1912" table:style-name="ce10">
            <text:p>1,9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75" table:style-name="ce52">
            <text:p>4,775</text:p>
          </table:table-cell>
          <table:table-cell office:value-type="float" office:value="11036" table:style-name="ce11">
            <text:p>11,036</text:p>
          </table:table-cell>
          <table:table-cell office:value-type="float" office:value="5893" table:style-name="ce11">
            <text:p>5,893</text:p>
          </table:table-cell>
          <table:table-cell office:value-type="float" office:value="5143" table:style-name="ce10">
            <text:p>5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9" table:style-name="ce52">
            <text:p>4,049</text:p>
          </table:table-cell>
          <table:table-cell office:value-type="float" office:value="9713" table:style-name="ce11">
            <text:p>9,713</text:p>
          </table:table-cell>
          <table:table-cell office:value-type="float" office:value="5272" table:style-name="ce11">
            <text:p>5,272</text:p>
          </table:table-cell>
          <table:table-cell office:value-type="float" office:value="4441" table:style-name="ce10">
            <text:p>4,4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5114" table:style-name="ce52">
            <text:p>5,114</text:p>
          </table:table-cell>
          <table:table-cell office:value-type="float" office:value="16871" table:style-name="ce11">
            <text:p>16,871</text:p>
          </table:table-cell>
          <table:table-cell office:value-type="float" office:value="8656" table:style-name="ce11">
            <text:p>8,656</text:p>
          </table:table-cell>
          <table:table-cell office:value-type="float" office:value="8215" table:style-name="ce10">
            <text:p>8,2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8" table:style-name="ce52">
            <text:p>2,128</text:p>
          </table:table-cell>
          <table:table-cell office:value-type="float" office:value="6176" table:style-name="ce11">
            <text:p>6,176</text:p>
          </table:table-cell>
          <table:table-cell office:value-type="float" office:value="3252" table:style-name="ce11">
            <text:p>3,252</text:p>
          </table:table-cell>
          <table:table-cell office:value-type="float" office:value="2924" table:style-name="ce10">
            <text:p>2,92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25" table:style-name="ce53">
            <text:p>1,725</text:p>
          </table:table-cell>
          <table:table-cell office:value-type="float" office:value="6029" table:style-name="ce18">
            <text:p>6,029</text:p>
          </table:table-cell>
          <table:table-cell office:value-type="float" office:value="3286" table:style-name="ce18">
            <text:p>3,286</text:p>
          </table:table-cell>
          <table:table-cell office:value-type="float" office:value="2743" table:style-name="ce17">
            <text:p>2,74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270" table:style-name="ce71">
            <text:p>42,270</text:p>
          </table:table-cell>
          <table:table-cell office:value-type="float" office:value="106376" table:style-name="ce79">
            <text:p>106,376</text:p>
          </table:table-cell>
          <table:table-cell office:value-type="float" office:value="54601" table:style-name="ce79">
            <text:p>54,601</text:p>
          </table:table-cell>
          <table:table-cell office:value-type="float" office:value="51775" table:style-name="ce73">
            <text:p>51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18" table:style-name="ce52">
            <text:p>25,718</text:p>
          </table:table-cell>
          <table:table-cell office:value-type="float" office:value="63066" table:style-name="ce11">
            <text:p>63,066</text:p>
          </table:table-cell>
          <table:table-cell office:value-type="float" office:value="32018" table:style-name="ce11">
            <text:p>32,018</text:p>
          </table:table-cell>
          <table:table-cell office:value-type="float" office:value="31048" table:style-name="ce10">
            <text:p>3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291" table:style-name="ce52">
            <text:p>6,291</text:p>
          </table:table-cell>
          <table:table-cell office:value-type="float" office:value="15643" table:style-name="ce11">
            <text:p>15,643</text:p>
          </table:table-cell>
          <table:table-cell office:value-type="float" office:value="8246" table:style-name="ce11">
            <text:p>8,246</text:p>
          </table:table-cell>
          <table:table-cell office:value-type="float" office:value="7397" table:style-name="ce10">
            <text:p>7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19" table:style-name="ce52">
            <text:p>3,619</text:p>
          </table:table-cell>
          <table:table-cell office:value-type="float" office:value="9991" table:style-name="ce11">
            <text:p>9,991</text:p>
          </table:table-cell>
          <table:table-cell office:value-type="float" office:value="5121" table:style-name="ce11">
            <text:p>5,121</text:p>
          </table:table-cell>
          <table:table-cell office:value-type="float" office:value="4870" table:style-name="ce10">
            <text:p>4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99" table:style-name="ce52">
            <text:p>3,099</text:p>
          </table:table-cell>
          <table:table-cell office:value-type="float" office:value="8317" table:style-name="ce11">
            <text:p>8,317</text:p>
          </table:table-cell>
          <table:table-cell office:value-type="float" office:value="4282" table:style-name="ce11">
            <text:p>4,282</text:p>
          </table:table-cell>
          <table:table-cell office:value-type="float" office:value="4035" table:style-name="ce10">
            <text:p>4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49" table:style-name="ce52">
            <text:p>2,049</text:p>
          </table:table-cell>
          <table:table-cell office:value-type="float" office:value="5468" table:style-name="ce11">
            <text:p>5,468</text:p>
          </table:table-cell>
          <table:table-cell office:value-type="float" office:value="2953" table:style-name="ce11">
            <text:p>2,953</text:p>
          </table:table-cell>
          <table:table-cell office:value-type="float" office:value="2515" table:style-name="ce10">
            <text:p>2,51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94" table:style-name="ce53">
            <text:p>1,494</text:p>
          </table:table-cell>
          <table:table-cell office:value-type="float" office:value="3891" table:style-name="ce18">
            <text:p>3,891</text:p>
          </table:table-cell>
          <table:table-cell office:value-type="float" office:value="1981" table:style-name="ce18">
            <text:p>1,981</text:p>
          </table:table-cell>
          <table:table-cell office:value-type="float" office:value="1910" table:style-name="ce17">
            <text:p>1,91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1年08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6659" table:style-name="ce71">
            <text:p>156,659</text:p>
          </table:table-cell>
          <table:table-cell office:value-type="float" office:value="361099" table:style-name="ce79">
            <text:p>361,099</text:p>
          </table:table-cell>
          <table:table-cell office:value-type="float" office:value="179970" table:style-name="ce79">
            <text:p>179,970</text:p>
          </table:table-cell>
          <table:table-cell office:value-type="float" office:value="181129" table:style-name="ce73">
            <text:p>181,12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3231" table:style-name="ce52">
            <text:p>23,231</text:p>
          </table:table-cell>
          <table:table-cell office:value-type="float" office:value="50480" table:style-name="ce11">
            <text:p>50,480</text:p>
          </table:table-cell>
          <table:table-cell office:value-type="float" office:value="25611" table:style-name="ce11">
            <text:p>25,611</text:p>
          </table:table-cell>
          <table:table-cell office:value-type="float" office:value="24869" table:style-name="ce10">
            <text:p>24,86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2130" table:style-name="ce52">
            <text:p>22,130</text:p>
          </table:table-cell>
          <table:table-cell office:value-type="float" office:value="53042" table:style-name="ce11">
            <text:p>53,042</text:p>
          </table:table-cell>
          <table:table-cell office:value-type="float" office:value="26485" table:style-name="ce11">
            <text:p>26,485</text:p>
          </table:table-cell>
          <table:table-cell office:value-type="float" office:value="26557" table:style-name="ce10">
            <text:p>26,55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277" table:style-name="ce52">
            <text:p>16,277</text:p>
          </table:table-cell>
          <table:table-cell office:value-type="float" office:value="38244" table:style-name="ce11">
            <text:p>38,244</text:p>
          </table:table-cell>
          <table:table-cell office:value-type="float" office:value="19076" table:style-name="ce11">
            <text:p>19,076</text:p>
          </table:table-cell>
          <table:table-cell office:value-type="float" office:value="19168" table:style-name="ce10">
            <text:p>19,16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805" table:style-name="ce52">
            <text:p>18,805</text:p>
          </table:table-cell>
          <table:table-cell office:value-type="float" office:value="41226" table:style-name="ce11">
            <text:p>41,226</text:p>
          </table:table-cell>
          <table:table-cell office:value-type="float" office:value="20291" table:style-name="ce11">
            <text:p>20,291</text:p>
          </table:table-cell>
          <table:table-cell office:value-type="float" office:value="20935" table:style-name="ce10">
            <text:p>20,93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150" table:style-name="ce52">
            <text:p>19,150</text:p>
          </table:table-cell>
          <table:table-cell office:value-type="float" office:value="45145" table:style-name="ce11">
            <text:p>45,145</text:p>
          </table:table-cell>
          <table:table-cell office:value-type="float" office:value="22890" table:style-name="ce11">
            <text:p>22,890</text:p>
          </table:table-cell>
          <table:table-cell office:value-type="float" office:value="22255" table:style-name="ce10">
            <text:p>22,25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151" table:style-name="ce52">
            <text:p>34,151</text:p>
          </table:table-cell>
          <table:table-cell office:value-type="float" office:value="80191" table:style-name="ce11">
            <text:p>80,191</text:p>
          </table:table-cell>
          <table:table-cell office:value-type="float" office:value="39666" table:style-name="ce11">
            <text:p>39,666</text:p>
          </table:table-cell>
          <table:table-cell office:value-type="float" office:value="40525" table:style-name="ce10">
            <text:p>40,52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915" table:style-name="ce53">
            <text:p>22,915</text:p>
          </table:table-cell>
          <table:table-cell office:value-type="float" office:value="52771" table:style-name="ce18">
            <text:p>52,771</text:p>
          </table:table-cell>
          <table:table-cell office:value-type="float" office:value="25951" table:style-name="ce18">
            <text:p>25,951</text:p>
          </table:table-cell>
          <table:table-cell office:value-type="float" office:value="26820" table:style-name="ce17">
            <text:p>26,82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5183" table:style-name="ce71">
            <text:p>175,183</text:p>
          </table:table-cell>
          <table:table-cell office:value-type="float" office:value="450836" table:style-name="ce79">
            <text:p>450,836</text:p>
          </table:table-cell>
          <table:table-cell office:value-type="float" office:value="222573" table:style-name="ce79">
            <text:p>222,573</text:p>
          </table:table-cell>
          <table:table-cell office:value-type="float" office:value="228263" table:style-name="ce73">
            <text:p>228,2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5868" table:style-name="ce52">
            <text:p>85,868</text:p>
          </table:table-cell>
          <table:table-cell office:value-type="float" office:value="220747" table:style-name="ce11">
            <text:p>220,747</text:p>
          </table:table-cell>
          <table:table-cell office:value-type="float" office:value="108841" table:style-name="ce11">
            <text:p>108,841</text:p>
          </table:table-cell>
          <table:table-cell office:value-type="float" office:value="111906" table:style-name="ce10">
            <text:p>111,9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60221" table:style-name="ce52">
            <text:p>60,221</text:p>
          </table:table-cell>
          <table:table-cell office:value-type="float" office:value="151646" table:style-name="ce11">
            <text:p>151,646</text:p>
          </table:table-cell>
          <table:table-cell office:value-type="float" office:value="73969" table:style-name="ce11">
            <text:p>73,969</text:p>
          </table:table-cell>
          <table:table-cell office:value-type="float" office:value="77677" table:style-name="ce10">
            <text:p>77,67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9094" table:style-name="ce53">
            <text:p>29,094</text:p>
          </table:table-cell>
          <table:table-cell office:value-type="float" office:value="78443" table:style-name="ce18">
            <text:p>78,443</text:p>
          </table:table-cell>
          <table:table-cell office:value-type="float" office:value="39763" table:style-name="ce18">
            <text:p>39,763</text:p>
          </table:table-cell>
          <table:table-cell office:value-type="float" office:value="38680" table:style-name="ce17">
            <text:p>38,68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2041" table:style-name="ce71">
            <text:p>102,041</text:p>
          </table:table-cell>
          <table:table-cell office:value-type="float" office:value="262606" table:style-name="ce79">
            <text:p>262,606</text:p>
          </table:table-cell>
          <table:table-cell office:value-type="float" office:value="126534" table:style-name="ce79">
            <text:p>126,534</text:p>
          </table:table-cell>
          <table:table-cell office:value-type="float" office:value="136072" table:style-name="ce73">
            <text:p>136,0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6187" table:style-name="ce52">
            <text:p>46,187</text:p>
          </table:table-cell>
          <table:table-cell office:value-type="float" office:value="117873" table:style-name="ce11">
            <text:p>117,873</text:p>
          </table:table-cell>
          <table:table-cell office:value-type="float" office:value="56193" table:style-name="ce11">
            <text:p>56,193</text:p>
          </table:table-cell>
          <table:table-cell office:value-type="float" office:value="61680" table:style-name="ce10">
            <text:p>61,68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854" table:style-name="ce53">
            <text:p>55,854</text:p>
          </table:table-cell>
          <table:table-cell office:value-type="float" office:value="144733" table:style-name="ce18">
            <text:p>144,733</text:p>
          </table:table-cell>
          <table:table-cell office:value-type="float" office:value="70341" table:style-name="ce18">
            <text:p>70,341</text:p>
          </table:table-cell>
          <table:table-cell office:value-type="float" office:value="74392" table:style-name="ce17">
            <text:p>74,39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833" table:style-name="ce71">
            <text:p>42,833</text:p>
          </table:table-cell>
          <table:table-cell office:value-type="float" office:value="140294" table:style-name="ce79">
            <text:p>140,294</text:p>
          </table:table-cell>
          <table:table-cell office:value-type="float" office:value="69575" table:style-name="ce79">
            <text:p>69,575</text:p>
          </table:table-cell>
          <table:table-cell office:value-type="float" office:value="70719" table:style-name="ce73">
            <text:p>70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236" table:style-name="ce52">
            <text:p>13,236</text:p>
          </table:table-cell>
          <table:table-cell office:value-type="float" office:value="42303" table:style-name="ce11">
            <text:p>42,303</text:p>
          </table:table-cell>
          <table:table-cell office:value-type="float" office:value="20960" table:style-name="ce11">
            <text:p>20,960</text:p>
          </table:table-cell>
          <table:table-cell office:value-type="float" office:value="21343" table:style-name="ce10">
            <text:p>21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670" table:style-name="ce52">
            <text:p>9,670</text:p>
          </table:table-cell>
          <table:table-cell office:value-type="float" office:value="30605" table:style-name="ce11">
            <text:p>30,605</text:p>
          </table:table-cell>
          <table:table-cell office:value-type="float" office:value="15218" table:style-name="ce11">
            <text:p>15,218</text:p>
          </table:table-cell>
          <table:table-cell office:value-type="float" office:value="15387" table:style-name="ce10">
            <text:p>15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570" table:style-name="ce52">
            <text:p>6,570</text:p>
          </table:table-cell>
          <table:table-cell office:value-type="float" office:value="20645" table:style-name="ce11">
            <text:p>20,645</text:p>
          </table:table-cell>
          <table:table-cell office:value-type="float" office:value="10090" table:style-name="ce11">
            <text:p>10,090</text:p>
          </table:table-cell>
          <table:table-cell office:value-type="float" office:value="10555" table:style-name="ce10">
            <text:p>10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970" table:style-name="ce52">
            <text:p>9,970</text:p>
          </table:table-cell>
          <table:table-cell office:value-type="float" office:value="33471" table:style-name="ce11">
            <text:p>33,471</text:p>
          </table:table-cell>
          <table:table-cell office:value-type="float" office:value="16720" table:style-name="ce11">
            <text:p>16,720</text:p>
          </table:table-cell>
          <table:table-cell office:value-type="float" office:value="16751" table:style-name="ce10">
            <text:p>16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55" table:style-name="ce52">
            <text:p>3,255</text:p>
          </table:table-cell>
          <table:table-cell office:value-type="float" office:value="12597" table:style-name="ce11">
            <text:p>12,597</text:p>
          </table:table-cell>
          <table:table-cell office:value-type="float" office:value="6240" table:style-name="ce11">
            <text:p>6,240</text:p>
          </table:table-cell>
          <table:table-cell office:value-type="float" office:value="6357" table:style-name="ce10">
            <text:p>6,35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73" table:style-name="ce18">
            <text:p>673</text:p>
          </table:table-cell>
          <table:table-cell office:value-type="float" office:value="347" table:style-name="ce18">
            <text:p>347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1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607" table:style-name="ce71">
            <text:p>3,607</text:p>
          </table:table-cell>
          <table:table-cell office:value-type="float" office:value="13902" table:style-name="ce79">
            <text:p>13,902</text:p>
          </table:table-cell>
          <table:table-cell office:value-type="float" office:value="8052" table:style-name="ce79">
            <text:p>8,052</text:p>
          </table:table-cell>
          <table:table-cell office:value-type="float" office:value="5850" table:style-name="ce73">
            <text:p>5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2040" table:style-name="ce52">
            <text:p>2,040</text:p>
          </table:table-cell>
          <table:table-cell office:value-type="float" office:value="7783" table:style-name="ce11">
            <text:p>7,783</text:p>
          </table:table-cell>
          <table:table-cell office:value-type="float" office:value="4373" table:style-name="ce11">
            <text:p>4,373</text:p>
          </table:table-cell>
          <table:table-cell office:value-type="float" office:value="3410" table:style-name="ce10">
            <text:p>3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75" table:style-name="ce52">
            <text:p>875</text:p>
          </table:table-cell>
          <table:table-cell office:value-type="float" office:value="3142" table:style-name="ce11">
            <text:p>3,142</text:p>
          </table:table-cell>
          <table:table-cell office:value-type="float" office:value="1830" table:style-name="ce11">
            <text:p>1,830</text:p>
          </table:table-cell>
          <table:table-cell office:value-type="float" office:value="1312" table:style-name="ce10">
            <text:p>1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33" table:style-name="ce52">
            <text:p>333</text:p>
          </table:table-cell>
          <table:table-cell office:value-type="float" office:value="1475" table:style-name="ce11">
            <text:p>1,475</text:p>
          </table:table-cell>
          <table:table-cell office:value-type="float" office:value="926" table:style-name="ce11">
            <text:p>926</text:p>
          </table:table-cell>
          <table:table-cell office:value-type="float" office:value="549" table:style-name="ce10">
            <text:p>5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9" table:style-name="ce53">
            <text:p>359</text:p>
          </table:table-cell>
          <table:table-cell office:value-type="float" office:value="1502" table:style-name="ce18">
            <text:p>1,502</text:p>
          </table:table-cell>
          <table:table-cell office:value-type="float" office:value="923" table:style-name="ce18">
            <text:p>923</text:p>
          </table:table-cell>
          <table:table-cell office:value-type="float" office:value="579" table:style-name="ce17">
            <text:p>57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user</meta:initial-creator>
    <dc:creator>盧怡婷</dc:creator>
    <meta:creation-date>1998-03-06T04:37:15Z</meta:creation-date>
    <dc:date>2022-09-02T02:20:57Z</dc:date>
    <meta:print-date>2020-06-02T06:30:47Z</meta:print-date>
  </office:meta>
</office:document-meta>
</file>